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14.09pt" fo:break-before="auto" style:use-optimal-row-height="true"/>
    </style:style>
    <style:style style:name="ro7" style:family="table-row">
      <style:table-row-properties style:row-height="13.44pt" fo:break-before="auto" style:use-optimal-row-height="fals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16.44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7.46pt" fo:break-before="auto" style:use-optimal-row-height="false"/>
    </style:style>
    <style:style style:name="ro13" style:family="table-row">
      <style:table-row-properties style:row-height="14.2pt" fo:break-before="auto" style:use-optimal-row-height="false"/>
    </style:style>
    <style:style style:name="ro14" style:family="table-row">
      <style:table-row-properties style:row-height="13.1pt" fo:break-before="auto" style:use-optimal-row-height="true"/>
    </style:style>
    <style:style style:name="ro15" style:family="table-row">
      <style:table-row-properties style:row-height="35.6pt" fo:break-before="auto" style:use-optimal-row-height="true"/>
    </style:style>
    <style:style style:name="ro16" style:family="table-row">
      <style:table-row-properties style:row-height="24.35pt" fo:break-before="auto" style:use-optimal-row-height="false"/>
    </style:style>
    <style:style style:name="ro17" style:family="table-row">
      <style:table-row-properties style:row-height="24.46pt" fo:break-before="auto" style:use-optimal-row-height="true"/>
    </style:style>
    <style:style style:name="ro18" style:family="table-row">
      <style:table-row-properties style:row-height="46.86pt" fo:break-before="auto" style:use-optimal-row-height="true"/>
    </style:style>
    <style:style style:name="ro19" style:family="table-row">
      <style:table-row-properties style:row-height="12.95pt" fo:break-before="auto" style:use-optimal-row-height="true"/>
    </style:style>
    <style:style style:name="ro20" style:family="table-row">
      <style:table-row-properties style:row-height="13.8pt" fo:break-before="auto" style:use-optimal-row-height="true"/>
    </style:style>
    <style:style style:name="ro21" style:family="table-row">
      <style:table-row-properties style:row-height="12.95pt" fo:break-before="auto" style:use-optimal-row-height="false"/>
    </style:style>
    <style:style style:name="ro22" style:family="table-row">
      <style:table-row-properties style:row-height="15.65pt" fo:break-before="auto" style:use-optimal-row-height="false"/>
    </style:style>
    <style:style style:name="ro23" style:family="table-row">
      <style:table-row-properties style:row-height="23.84pt" fo:break-before="auto" style:use-optimal-row-height="true"/>
    </style:style>
    <style:style style:name="ro24" style:family="table-row">
      <style:table-row-properties style:row-height="14.29pt" fo:break-before="auto" style:use-optimal-row-height="true"/>
    </style:style>
    <style:style style:name="ro25" style:family="table-row">
      <style:table-row-properties style:row-height="14.91pt" fo:break-before="auto" style:use-optimal-row-height="true"/>
    </style:style>
    <style:style style:name="ro2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3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7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8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9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1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cccccc" fo:wrap-option="no-wrap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2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3" style:family="table-cell" style:parent-style-name="Default">
      <style:table-cell-properties fo:background-color="transparent" fo:border="0.06pt solid #000000"/>
    </style:style>
    <style:style style:name="ce94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7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2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5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9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2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9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3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5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6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8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1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4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5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6" style:family="table-cell" style:parent-style-name="Default">
      <style:table-cell-properties fo:background-color="#e6e6ff" fo:border="none"/>
    </style:style>
    <style:style style:name="ce137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1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4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7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9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0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3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5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6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transparent" fo:border="none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60" style:family="table-cell" style:parent-style-name="Default">
      <style:text-properties style:font-name="Liberation Sans" fo:font-size="15pt" style:font-size-asian="15pt" style:font-size-complex="15pt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3" style:family="table-cell" style:parent-style-name="Default">
      <style:text-properties style:font-name="Liberation Sans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7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8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7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5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6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20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5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9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fo:wrap-option="wrap" style:shrink-to-fit="true"/>
    </style:style>
    <style:style style:name="ce24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5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3" style:family="table-cell" style:parent-style-name="Default">
      <style:table-cell-properties fo:wrap-option="wrap" style:direction="ltr" style:rotation-align="none"/>
    </style:style>
    <style:style style:name="ce254" style:family="table-cell" style:parent-style-name="Default">
      <style:table-cell-properties fo:background-color="#cccccc" fo:wrap-option="wrap" style:direction="ltr" style:rotation-align="none"/>
    </style:style>
    <style:style style:name="ce255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58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5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1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4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6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8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0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1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3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6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5" style:family="table-cell" style:parent-style-name="Default">
      <style:text-properties style:text-underline-style="solid" style:text-underline-width="auto" style:text-underline-color="font-color"/>
    </style:style>
    <style:style style:name="ce286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89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9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1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293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8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2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2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4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7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8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0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7" style:family="table-cell" style:parent-style-name="Default">
      <style:table-cell-properties style:rotation-align="none"/>
    </style:style>
    <style:style style:name="ce328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29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3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3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6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345" style:family="table-cell" style:parent-style-name="Default">
      <style:table-cell-properties fo:background-color="#000000"/>
    </style:style>
    <style:style style:name="ce34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7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8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0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1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/>
    </style:style>
    <style:style style:name="ce358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6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99" fo:border="0.06pt solid #000000"/>
    </style:style>
    <style:style style:name="ce368" style:family="table-cell" style:parent-style-name="Default">
      <style:table-cell-properties fo:background-color="#ffff66" fo:border="0.06pt solid #000000"/>
    </style:style>
    <style:style style:name="ce369" style:family="table-cell" style:parent-style-name="Default">
      <style:table-cell-properties fo:background-color="#6666ff"/>
    </style:style>
    <style:style style:name="ce370" style:family="table-cell" style:parent-style-name="Default">
      <style:table-cell-properties fo:background-color="#9900ff" fo:border="0.06pt solid #000000"/>
    </style:style>
    <style:style style:name="ce371" style:family="table-cell" style:parent-style-name="Default">
      <style:table-cell-properties fo:background-color="#990099" fo:border="0.06pt solid #000000"/>
    </style:style>
    <style:style style:name="ce372" style:family="table-cell" style:parent-style-name="Default">
      <style:table-cell-properties fo:background-color="#ff6600" fo:border="0.06pt solid #000000"/>
    </style:style>
    <style:style style:name="ce373" style:family="table-cell" style:parent-style-name="Default">
      <style:table-cell-properties fo:background-color="#ff3333" fo:border="0.06pt solid #000000"/>
    </style:style>
    <style:style style:name="ce374" style:family="table-cell" style:parent-style-name="Default">
      <style:table-cell-properties fo:background-color="#ff3333"/>
    </style:style>
    <style:style style:name="ce375" style:family="table-cell" style:parent-style-name="Default">
      <style:table-cell-properties fo:background-color="#33ff99" fo:border="0.06pt solid #000000"/>
    </style:style>
    <style:style style:name="ce376" style:family="table-cell" style:parent-style-name="Default">
      <style:table-cell-properties fo:background-color="#00ff66" fo:border="0.06pt solid #000000"/>
    </style:style>
    <style:style style:name="ce377" style:family="table-cell" style:parent-style-name="Default">
      <style:table-cell-properties fo:background-color="#00ff66"/>
    </style:style>
    <style:style style:name="ce378" style:family="table-cell" style:parent-style-name="Default">
      <style:table-cell-properties fo:background-color="#ffff99"/>
    </style:style>
    <style:style style:name="ce379" style:family="table-cell" style:parent-style-name="Default">
      <style:table-cell-properties fo:background-color="#ffff99" fo:border="0.06pt solid #000000"/>
    </style:style>
    <style:style style:name="ce380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1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2" style:family="table-cell" style:parent-style-name="Default"/>
    <style:style style:name="ce383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fo:country="US" style:letter-kerning="true" style:country-asian="SA" style:font-name-asian="" style:font-size-asian="11pt"/>
    </style:style>
    <style:style style:name="T2" style:family="text">
      <style:text-properties fo:country="US" style:letter-kerning="true" style:country-asian="SA" style:font-name-asian="" style:font-size-asian="11pt"/>
    </style:style>
    <style:style style:name="T3" style:family="text">
      <style:text-properties fo:country="US" style:letter-kerning="true" style:country-asian="SA" style:country-complex="US" style:font-name-asian="" style:font-name-complex="DejaVu Sans" style:font-size-asian="11pt" style:font-size-complex="6.80000019073486pt"/>
    </style:style>
    <style:style style:name="T4" style:family="text">
      <style:text-properties style:letter-kerning="true" fo:country="DE" style:country-asian="SA" style:font-name-asian="" style:font-size-asian="11pt"/>
    </style:style>
    <style:style style:name="T5" style:family="text">
      <style:text-properties style:letter-kerning="true" fo:country="DE" style:country-asian="SA" style:font-name-asian="" style:font-size-asian="11pt"/>
    </style:style>
    <style:style style:name="T6" style:family="text">
      <style:text-properties style:letter-kerning="true" fo:country="none" style:country-asian="none" style:font-size-asian="10pt" style:font-size-complex="10pt"/>
    </style:style>
    <style:style style:name="T7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7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8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9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0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1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2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3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4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5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6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7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8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5"/>
        <table:table-column table:style-name="co16" table:default-cell-style-name="ce153"/>
        <table:table-column table:style-name="co14" table:default-cell-style-name="ce157"/>
        <table:table-column table:style-name="co17" table:default-cell-style-name="ce157"/>
        <table:table-column table:style-name="co18" table:default-cell-style-name="ce157"/>
        <table:table-column table:style-name="co19" table:default-cell-style-name="ce157"/>
        <table:table-column table:style-name="co14" table:number-columns-repeated="3" table:default-cell-style-name="ce157"/>
        <table:table-column table:style-name="co2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24" table:default-cell-style-name="ce157"/>
        <table:table-column table:style-name="co14" table:default-cell-style-name="ce157"/>
        <table:table-column table:style-name="co25" table:default-cell-style-name="ce157"/>
        <table:table-column table:style-name="co26" table:default-cell-style-name="ce157"/>
        <table:table-column table:style-name="co20" table:default-cell-style-name="ce157"/>
        <table:table-column table:style-name="co27" table:default-cell-style-name="ce157"/>
        <table:table-column table:style-name="co28" table:default-cell-style-name="ce157"/>
        <table:table-column table:style-name="co14" table:number-columns-repeated="988" table:default-cell-style-name="ce90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1"/>
          <table:table-cell table:style-name="ce90" table:number-columns-repeated="18"/>
          <table:table-cell table:number-columns-repeated="988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5"/>
          <table:table-cell table:style-name="ce152"/>
          <table:table-cell table:style-name="ce156" table:number-columns-repeated="18"/>
          <table:table-cell table:style-name="ce159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6"/>
          <table:covered-table-cell table:style-name="ce22"/>
          <table:covered-table-cell table:style-name="ce47"/>
          <table:covered-table-cell table:style-name="ce146"/>
          <table:table-cell table:number-columns-repeated="1007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7"/>
          <table:table-cell table:number-columns-repeated="100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9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65" office:value-type="string" calcext:value-type="string" table:number-columns-spanned="2" table:number-rows-spanned="1">
            <text:p>2017-05-19_N9</text:p>
          </table:table-cell>
          <table:covered-table-cell table:style-name="ce83"/>
          <table:table-cell table:style-name="ce69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7" office:value-type="string" calcext:value-type="string" table:number-columns-spanned="2" table:number-rows-spanned="1">
            <text:p><text:span text:style-name="T6"/></text:p>
          </table:table-cell>
          <table:covered-table-cell table:style-name="ce83"/>
          <table:table-cell table:style-name="ce23"/>
          <table:table-cell table:style-name="ce137"/>
          <table:table-cell table:number-columns-repeated="1008"/>
        </table:table-row>
        <table:table-row table:style-name="ro4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6" table:number-columns-spanned="2" table:number-rows-spanned="1"/>
          <table:covered-table-cell table:style-name="ce84"/>
          <table:table-cell table:style-name="ce23"/>
          <table:table-cell table:style-name="ce103" office:value-type="string" calcext:value-type="string" table:number-columns-spanned="2" table:number-rows-spanned="1">
            <text:p>or</text:p>
          </table:table-cell>
          <table:covered-table-cell table:style-name="ce109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8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7" table:content-validation-name="val8" table:number-columns-spanned="2" table:number-rows-spanned="1"/>
          <table:covered-table-cell table:style-name="ce84"/>
          <table:table-cell table:style-name="ce69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7" table:content-validation-name="val12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8" table:content-validation-name="val8" table:number-columns-spanned="2" table:number-rows-spanned="1"/>
          <table:covered-table-cell table:style-name="ce85"/>
          <table:table-cell table:style-name="ce69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8" table:content-validation-name="val13" table:number-columns-spanned="2" table:number-rows-spanned="1"/>
          <table:covered-table-cell table:style-name="ce85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9"/>
          <table:table-cell table:style-name="ce69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7"/>
          <table:table-cell table:number-columns-repeated="100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70"/>
          <table:table-cell table:style-name="ce70"/>
          <table:table-cell table:style-name="ce51"/>
          <table:table-cell table:style-name="ce36" table:number-columns-repeated="7"/>
          <table:table-cell table:style-name="ce138"/>
          <table:table-cell table:style-name="ce147"/>
          <table:table-cell table:number-columns-repeated="1007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1" table:number-columns-repeated="2"/>
          <table:table-cell table:style-name="ce95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1" table:number-columns-spanned="3" table:number-rows-spanned="1"/>
          <table:covered-table-cell table:style-name="ce119"/>
          <table:covered-table-cell table:style-name="ce72"/>
          <table:table-cell table:style-name="ce72" table:number-columns-repeated="3"/>
          <table:table-cell table:style-name="ce104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14"/>
          <table:table-cell table:style-name="ce112"/>
          <table:table-cell table:style-name="ce120" office:value-type="string" calcext:value-type="string">
            <text:p>Spotting Method</text:p>
          </table:table-cell>
          <table:table-cell table:style-name="ce129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3"/>
          <table:covered-table-cell table:style-name="ce96"/>
          <table:table-cell table:number-columns-repeated="100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table:number-columns-spanned="4" table:number-rows-spanned="1"/>
          <table:covered-table-cell table:number-columns-repeated="2" table:style-name="ce73"/>
          <table:covered-table-cell table:style-name="ce96"/>
          <table:table-cell table:style-name="ce106"/>
          <table:table-cell table:style-name="ce14"/>
          <table:table-cell table:style-name="ce112"/>
          <table:table-cell table:style-name="ce121" office:value-type="string" calcext:value-type="string">
            <text:p>Washing S ID</text:p>
          </table:table-cell>
          <table:table-cell table:style-name="ce130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01"/>
          <table:covered-table-cell table:style-name="ce54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1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125" table:number-columns-repeated="4"/>
          <table:table-cell table:style-name="ce141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2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1007"/>
        </table:table-row>
        <table:table-row table:style-name="ro7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number-columns-repeated="1006"/>
        </table:table-row>
        <table:table-row table:style-name="ro8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37"/>
          <table:table-cell table:style-name="ce112"/>
          <table:table-cell table:style-name="ce120" office:value-type="string" calcext:value-type="string">
            <text:p>Quenching Method</text:p>
          </table:table-cell>
          <table:table-cell table:style-name="ce129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 table:number-columns-repeated="2"/>
          <table:table-cell table:style-name="Default" table:number-columns-repeated="1006"/>
        </table:table-row>
        <table:table-row table:style-name="ro4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table:number-columns-spanned="4" table:number-rows-spanned="1"/>
          <table:covered-table-cell table:number-columns-repeated="3" table:style-name="ce23"/>
          <table:table-cell table:style-name="ce105"/>
          <table:table-cell table:style-name="ce37"/>
          <table:table-cell table:style-name="ce112"/>
          <table:table-cell table:style-name="ce121" office:value-type="string" calcext:value-type="string">
            <text:p>Washing_Q_ID</text:p>
          </table:table-cell>
          <table:table-cell table:style-name="ce130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9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9" office:value-type="string" calcext:value-type="string" table:number-columns-spanned="3" table:number-rows-spanned="1">
            <text:p><text:span text:style-name="T4"/></text:p>
          </table:table-cell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23" table:number-columns-repeated="4"/>
          <table:table-cell table:style-name="ce50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80" table:content-validation-name="val10" office:value-type="string" calcext:value-type="string" table:number-columns-spanned="3" table:number-rows-spanned="1">
            <text:p><text:span text:style-name="T5"/></text:p>
          </table:table-cell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95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2"/>
          <table:table-cell table:style-name="ce158"/>
          <table:table-cell table:style-name="Default"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95"/>
          <table:table-cell table:style-name="ce112"/>
          <table:table-cell table:style-name="ce126" office:value-type="string" calcext:value-type="string">
            <text:p>Incubating method</text:p>
          </table:table-cell>
          <table:table-cell table:style-name="ce134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/>
          <table:table-cell table:style-name="ce154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table:number-columns-spanned="4" table:number-rows-spanned="1"/>
          <table:covered-table-cell table:number-columns-repeated="3" table:style-name="ce23"/>
          <table:table-cell table:style-name="ce105"/>
          <table:table-cell table:style-name="ce95"/>
          <table:table-cell table:style-name="ce112"/>
          <table:table-cell table:style-name="ce121" office:value-type="string" calcext:value-type="string">
            <text:p>Washing_I_ID</text:p>
          </table:table-cell>
          <table:table-cell table:style-name="ce130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11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95" table:content-validation-name="val1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14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26"/>
          <table:table-cell table:style-name="ce114"/>
          <table:table-cell table:style-name="ce23" table:number-columns-repeated="4"/>
          <table:table-cell table:style-name="ce5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26"/>
          <table:table-cell table:style-name="ce114"/>
          <table:table-cell table:style-name="ce50" table:number-columns-repeated="5"/>
          <table:table-cell/>
          <table:table-cell table:content-validation-name="val1"/>
          <table:table-cell table:style-name="Default" table:number-columns-repeated="1006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1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3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1" office:value-type="string" calcext:value-type="string" table:number-columns-spanned="2" table:number-rows-spanned="2">
            <text:p>When</text:p>
          </table:table-cell>
          <table:covered-table-cell table:style-name="ce92"/>
          <table:table-cell table:style-name="ce99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7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5"/>
          <table:covered-table-cell table:style-name="ce81"/>
          <table:covered-table-cell table:number-columns-repeated="2" table:style-name="ce60"/>
          <table:covered-table-cell table:style-name="ce148"/>
          <table:table-cell/>
          <table:table-cell table:style-name="Default" table:number-columns-repeated="1006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3"/>
          <table:covered-table-cell table:number-columns-repeated="9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N9_X31</text:p>
          </table:table-cell>
          <table:covered-table-cell table:style-name="ce61"/>
          <table:table-cell table:style-name="ce82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94" table:content-validation-name="val11"/>
          <table:table-cell table:style-name="ce100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8" table:content-validation-name="val1"/>
          <table:covered-table-cell table:style-name="ce110"/>
          <table:table-cell table:style-name="ce118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10" table:content-validation-name="val1"/>
          <table:covered-table-cell table:style-name="ce143" table:content-validation-name="val1"/>
          <table:covered-table-cell table:style-name="ce150" table:content-validation-name="val1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1"/>
          <table:covered-table-cell table:style-name="ce74" table:content-validation-name="val11"/>
          <table:covered-table-cell table:number-columns-repeated="3" table:style-name="ce101"/>
          <table:covered-table-cell table:number-columns-repeated="6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2" table:content-validation-name="val1" table:number-columns-repeated="8"/>
          <table:table-cell table:style-name="ce144" table:content-validation-name="val1"/>
          <table:table-cell table:style-name="ce19" table:content-validation-name="val1"/>
          <table:table-cell table:style-name="ce155"/>
          <table:table-cell table:style-name="Default"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 table:number-columns-repeated="1007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 table:number-columns-repeated="1007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1008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60"/>
          <table:table-cell table:style-name="ce163"/>
          <table:table-cell table:number-columns-repeated="1018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Spotting</text:p>
          </table:table-cell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covered-table-cell table:style-name="ce165" table:content-validation-name="val14"/>
          <table:covered-table-cell table:style-name="ce168" table:content-validation-name="val14"/>
          <table:covered-table-cell table:style-name="ce173" table:content-validation-name="val15"/>
          <table:covered-table-cell table:style-name="ce173" table:content-validation-name="val17"/>
          <table:covered-table-cell table:style-name="ce173" table:content-validation-name="val14"/>
          <table:covered-table-cell table:style-name="ce187" table:content-validation-name="val14"/>
          <table:table-cell table:number-columns-repeated="1013"/>
        </table:table-row>
        <table:table-row table:style-name="ro2">
          <table:table-cell/>
          <table:table-cell table:style-name="ce165" table:content-validation-name="val14"/>
          <table:table-cell table:style-name="ce169" table:content-validation-name="val14"/>
          <table:table-cell table:style-name="ce174" table:number-columns-spanned="3" table:number-rows-spanned="1"/>
          <table:covered-table-cell table:style-name="ce179" table:content-validation-name="val17"/>
          <table:covered-table-cell table:style-name="ce182" table:content-validation-name="val14"/>
          <table:table-cell table:style-name="ce188" table:content-validation-name="val14"/>
          <table:table-cell table:number-columns-repeated="1013"/>
        </table:table-row>
        <table:table-row table:style-name="ro14">
          <table:table-cell table:style-name="ce162"/>
          <table:table-cell table:style-name="ce166"/>
          <table:table-cell table:style-name="ce170" office:value-type="string" calcext:value-type="string">
            <text:p>Spotting ID</text:p>
          </table:table-cell>
          <table:table-cell table:style-name="ce175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3"/>
        </table:table-row>
        <table:table-row table:style-name="ro15">
          <table:table-cell/>
          <table:table-cell table:style-name="ce165"/>
          <table:table-cell table:style-name="ce171" office:value-type="string" calcext:value-type="string">
            <text:p>S01</text:p>
          </table:table-cell>
          <table:table-cell table:style-name="ce176" table:content-validation-name="val15" office:value-type="string" calcext:value-type="string">
            <text:p>manuell</text:p>
          </table:table-cell>
          <table:table-cell table:style-name="ce180" table:content-validation-name="val17" office:value-type="string" calcext:value-type="string">
            <text:p>WS01</text:p>
          </table:table-cell>
          <table:table-cell table:style-name="ce183" office:value-type="string" calcext:value-type="string">
            <text:p>Zugabe der Immobilisierungslösung reihenweise (je 12 wells). Dann zwei Minuten schütteln auf Thriller @600 rpm</text:p>
          </table:table-cell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 office:value-type="string" calcext:value-type="string">
            <text:p>S00</text:p>
          </table:table-cell>
          <table:table-cell table:style-name="ce176" table:content-validation-name="val15" office:value-type="string" calcext:value-type="string">
            <text:p>Test Spotter</text:p>
          </table:table-cell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/>
          <table:table-cell table:style-name="ce178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21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5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64" office:value-type="string" calcext:value-type="string" table:number-columns-spanned="6" table:number-rows-spanned="2">
            <text:p>Quenching</text:p>
          </table:table-cell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19"/>
          <table:covered-table-cell table:style-name="ce173" table:content-validation-name="val20"/>
          <table:covered-table-cell table:style-name="ce173"/>
          <table:covered-table-cell table:style-name="ce187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69"/>
          <table:table-cell table:style-name="ce179" table:content-validation-name="val19"/>
          <table:table-cell table:style-name="ce179" table:content-validation-name="val20"/>
          <table:table-cell table:style-name="ce182"/>
          <table:table-cell table:style-name="ce188"/>
          <table:table-cell table:number-columns-repeated="1010"/>
        </table:table-row>
        <table:table-row table:style-name="ro2">
          <table:table-cell table:style-name="ce162"/>
          <table:table-cell table:style-name="ce166"/>
          <table:table-cell table:style-name="ce191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NO</text:p>
          </table:table-cell>
          <table:table-cell table:style-name="ce101" table:content-validation-name="val19" office:value-type="string" calcext:value-type="string">
            <text:p>No Quenching</text:p>
          </table:table-cell>
          <table:table-cell table:style-name="ce101" table:content-validation-name="val21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1</text:p>
          </table:table-cell>
          <table:table-cell table:style-name="ce101" table:content-validation-name="val19" office:value-type="string" calcext:value-type="string">
            <text:p>Magermilch</text:p>
          </table:table-cell>
          <table:table-cell table:style-name="ce193" table:content-validation-name="val21" office:value-type="string" calcext:value-type="string">
            <text:p>WQ04</text:p>
          </table:table-cell>
          <table:table-cell table:style-name="ce19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2</text:p>
          </table:table-cell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81" table:content-validation-name="val19"/>
          <table:table-cell table:style-name="ce181" table:content-validation-name="val21"/>
          <table:table-cell table:style-name="ce184"/>
          <table:table-cell table:style-name="ce190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60"/>
          <table:table-cell table:style-name="ce163"/>
          <table:table-cell table:number-columns-repeated="1019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Incubating</text:p>
          </table:table-cell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22"/>
          <table:covered-table-cell table:style-name="ce173" table:content-validation-name="val24"/>
          <table:covered-table-cell table:style-name="ce173"/>
          <table:covered-table-cell table:style-name="ce187"/>
          <table:table-cell table:number-columns-repeated="1014"/>
        </table:table-row>
        <table:table-row table:style-name="ro2">
          <table:table-cell/>
          <table:table-cell table:style-name="ce165"/>
          <table:table-cell table:style-name="ce169"/>
          <table:table-cell table:style-name="ce174" table:number-columns-spanned="3" table:number-rows-spanned="1"/>
          <table:covered-table-cell table:style-name="ce179" table:content-validation-name="val24"/>
          <table:covered-table-cell table:style-name="ce182"/>
          <table:table-cell table:style-name="ce188"/>
          <table:table-cell table:number-columns-repeated="1014"/>
        </table:table-row>
        <table:table-row table:style-name="ro16">
          <table:table-cell table:style-name="ce162"/>
          <table:table-cell table:style-name="ce166"/>
          <table:table-cell table:style-name="ce191" office:value-type="string" calcext:value-type="string">
            <text:p>Incubating ID</text:p>
          </table:table-cell>
          <table:table-cell table:style-name="ce195" office:value-type="string" calcext:value-type="string">
            <text:p>Incubation Method</text:p>
          </table:table-cell>
          <table:table-cell table:style-name="ce197" office:value-type="string" calcext:value-type="string">
            <text:p>Washing I ID</text:p>
          </table:table-cell>
          <table:table-cell table:style-name="ce198" office:value-type="string" calcext:value-type="string">
            <text:p>Comment</text:p>
          </table:table-cell>
          <table:table-cell table:style-name="ce189"/>
          <table:table-cell table:style-name="ce162"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1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 office:value-type="string" calcext:value-type="string">
            <text:p>WI01</text:p>
          </table:table-cell>
          <table:table-cell table:style-name="ce54"/>
          <table:table-cell table:style-name="ce190"/>
          <table:table-cell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2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90"/>
          <table:table-cell table:number-columns-repeated="1014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96" table:content-validation-name="val22"/>
          <table:table-cell table:style-name="ce101" table:content-validation-name="val24"/>
          <table:table-cell table:style-name="ce54"/>
          <table:table-cell table:style-name="ce190"/>
          <table:table-cell table:number-columns-repeated="1014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77" table:content-validation-name="val22"/>
          <table:table-cell table:style-name="ce181" table:content-validation-name="val24"/>
          <table:table-cell table:style-name="ce184"/>
          <table:table-cell table:style-name="ce190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2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90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7">
          <table:table-cell/>
          <table:table-cell table:style-name="ce90" table:number-columns-repeated="2"/>
          <table:table-cell table:style-name="ce203" office:value-type="string" calcext:value-type="string" table:number-columns-spanned="10" table:number-rows-spanned="1">
            <text:p>Peptide DB</text:p>
          </table:table-cell>
          <table:covered-table-cell table:style-name="ce203"/>
          <table:covered-table-cell table:number-columns-repeated="7" table:style-name="ce211"/>
          <table:covered-table-cell table:style-name="ce239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2" table:number-columns-repeated="7"/>
          <table:table-cell table:style-name="ce24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3" table:number-columns-spanned="7" table:number-rows-spanned="1"/>
          <table:covered-table-cell table:number-columns-repeated="3" table:style-name="ce223"/>
          <table:covered-table-cell table:style-name="ce231"/>
          <table:covered-table-cell table:number-columns-repeated="2" table:style-name="ce232"/>
          <table:table-cell table:style-name="ce188"/>
          <table:table-cell table:number-columns-repeated="1011"/>
        </table:table-row>
        <table:table-row table:style-name="ro18">
          <table:table-cell table:style-name="ce162"/>
          <table:table-cell table:style-name="ce201" table:number-columns-repeated="2"/>
          <table:table-cell table:style-name="ce204"/>
          <table:table-cell table:style-name="ce207" office:value-type="string" calcext:value-type="string">
            <text:p>Peptid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24" office:value-type="string" calcext:value-type="string">
            <text:p>C-terminus</text:p>
          </table:table-cell>
          <table:table-cell table:style-name="ce224" office:value-type="string" calcext:value-type="string">
            <text:p>Name</text:p>
          </table:table-cell>
          <table:table-cell table:style-name="ce233" office:value-type="string" calcext:value-type="string">
            <text:p>Reference</text:p>
          </table:table-cell>
          <table:table-cell table:style-name="ce234" office:value-type="string" calcext:value-type="string">
            <text:p>Comment</text:p>
          </table:table-cell>
          <table:table-cell table:style-name="ce189"/>
          <table:table-cell table:style-name="ce162"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Puffer001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Buffer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Empty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Empty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Dye001</text:p>
          </table:table-cell>
          <table:table-cell table:style-name="ce216"/>
          <table:table-cell table:style-name="ce225" table:number-columns-repeated="3"/>
          <table:table-cell table:style-name="ce225" office:value-type="string" calcext:value-type="string">
            <text:p>DY-634</text:p>
          </table:table-cell>
          <table:table-cell table:style-name="ce225" table:content-validation-name="val26" office:value-type="string" calcext:value-type="string">
            <text:p>Yes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1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FYDYDVF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Peptide 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2</text:p>
          </table:table-cell>
          <table:table-cell table:style-name="ce216" office:value-type="string" calcext:value-type="string">
            <text:p>KK</text:p>
          </table:table-cell>
          <table:table-cell table:style-name="ce225" office:value-type="string" calcext:value-type="string">
            <text:p>ßAßA</text:p>
          </table:table-cell>
          <table:table-cell table:style-name="ce225" office:value-type="string" calcext:value-type="string">
            <text:p>LGVIWAGGNTN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C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3</text:p>
          </table:table-cell>
          <table:table-cell table:style-name="ce216"/>
          <table:table-cell table:style-name="ce225"/>
          <table:table-cell table:style-name="ce225" office:value-type="string" calcext:value-type="string">
            <text:p>SGFLLISNGVHWV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4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YDVFYYAMD 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5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GYDVFF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GF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6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PDVFY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P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7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SGFLLISN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8</text:p>
          </table:table-cell>
          <table:table-cell table:style-name="ce217" office:value-type="string" calcext:value-type="string">
            <text:p><text:span text:style-name="T7">KKK</text:span></text:p>
          </table:table-cell>
          <table:table-cell table:style-name="ce226"/>
          <table:table-cell table:style-name="ce226" office:value-type="string" calcext:value-type="string">
            <text:p><text:span text:style-name="T7">FYDP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7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9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LYGYDVF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8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GYDVA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9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1</text:p>
          </table:table-cell>
          <table:table-cell table:style-name="ce217" office:value-type="string" calcext:value-type="string">
            <text:p><text:span text:style-name="T7">DOA-KK</text:span></text:p>
          </table:table-cell>
          <table:table-cell table:style-name="ce226"/>
          <table:table-cell table:style-name="ce226" office:value-type="string" calcext:value-type="string">
            <text:p><text:span text:style-name="T7">FYDY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11</text:span></text:p>
          </table:table-cell>
          <table:table-cell table:style-name="ce241"/>
          <table:table-cell table:style-name="ce199" table:number-columns-repeated="1011"/>
        </table:table-row>
        <table:table-row table:style-name="ro2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2</text:p>
          </table:table-cell>
          <table:table-cell table:style-name="ce219"/>
          <table:table-cell table:style-name="ce228"/>
          <table:table-cell table:style-name="ce228" office:value-type="string" calcext:value-type="string">
            <text:p>Fetuin</text:p>
          </table:table-cell>
          <table:table-cell table:style-name="ce228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237" office:value-type="string" calcext:value-type="string">
            <text:p>Fetuin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3</text:p>
          </table:table-cell>
          <table:table-cell table:style-name="ce218" office:value-type="string" calcext:value-type="string">
            <text:p>C-KK</text:p>
          </table:table-cell>
          <table:table-cell table:style-name="ce227"/>
          <table:table-cell table:style-name="ce227" office:value-type="string" calcext:value-type="string">
            <text:p>ARDFYDYDVFYAMD</text:p>
          </table:table-cell>
          <table:table-cell table:style-name="ce227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8" office:value-type="string" calcext:value-type="string">
            <text:p><text:span text:style-name="T7">Peptid Nenad</text:span>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4</text:p>
          </table:table-cell>
          <table:table-cell table:style-name="ce219" office:value-type="string" calcext:value-type="string">
            <text:p>Ahx-KK</text:p>
          </table:table-cell>
          <table:table-cell table:style-name="ce228"/>
          <table:table-cell table:style-name="ce229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0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5</text:p>
          </table:table-cell>
          <table:table-cell table:style-name="ce219" office:value-type="string" calcext:value-type="string">
            <text:p>KK-SG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2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6</text:p>
          </table:table-cell>
          <table:table-cell table:style-name="ce219"/>
          <table:table-cell table:style-name="ce228" office:value-type="string" calcext:value-type="string">
            <text:p>ßAßAßA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3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7</text:p>
          </table:table-cell>
          <table:table-cell table:style-name="ce219"/>
          <table:table-cell table:style-name="ce228" office:value-type="string" calcext:value-type="string">
            <text:p>ßAßAK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4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8</text:p>
          </table:table-cell>
          <table:table-cell table:style-name="ce220" office:value-type="string" calcext:value-type="string">
            <text:p>ßA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5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9</text:p>
          </table:table-cell>
          <table:table-cell table:style-name="ce220" office:value-type="string" calcext:value-type="string">
            <text:p>K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2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DYDVFF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7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A001</text:p>
          </table:table-cell>
          <table:table-cell table:style-name="ce221"/>
          <table:table-cell table:style-name="ce226"/>
          <table:table-cell table:style-name="ce226" office:value-type="string" calcext:value-type="string">
            <text:p>Anti-Körper </text:p>
          </table:table-cell>
          <table:table-cell table:style-name="ce226"/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</text:p>
          </table:table-cell>
          <table:table-cell table:style-name="ce219"/>
          <table:table-cell table:style-name="ce228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237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3</text:p>
          </table:table-cell>
          <table:table-cell table:style-name="ce218"/>
          <table:table-cell table:style-name="ce227" table:number-columns-repeated="3"/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238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4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5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6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7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8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0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3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0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S </text:p>
          </table:table-cell>
          <table:table-cell table:style-name="ce225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1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A</text:p>
          </table:table-cell>
          <table:table-cell table:style-name="ce225" table:number-columns-repeated="2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 table:number-rows-repeated="2">
          <table:table-cell/>
          <table:table-cell table:style-name="ce90" table:number-columns-repeated="3"/>
          <table:table-cell table:style-name="ce210"/>
          <table:table-cell table:style-name="ce157"/>
          <table:table-cell table:style-name="ce90" table:number-columns-repeated="5"/>
          <table:table-cell table:style-name="ce157"/>
          <table:table-cell table:style-name="ce90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90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1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4"/>
          <table:table-cell table:style-name="ce247" office:value-type="string" calcext:value-type="string" table:number-columns-spanned="14" table:number-rows-spanned="2">
            <text:p>Ligand</text:p>
          </table:table-cell>
          <table:covered-table-cell table:style-name="ce252" table:content-validation-name="val27"/>
          <table:covered-table-cell table:number-columns-repeated="6" table:style-name="ce252"/>
          <table:covered-table-cell table:style-name="ce252" table:content-validation-name="val29"/>
          <table:covered-table-cell table:style-name="ce252" table:content-validation-name="val1"/>
          <table:covered-table-cell table:number-columns-repeated="3" table:style-name="ce252"/>
          <table:covered-table-cell table:style-name="ce269"/>
          <table:table-cell table:style-name="ce273"/>
          <table:table-cell table:number-columns-repeated="1007"/>
        </table:table-row>
        <table:table-row table:style-name="ro2">
          <table:table-cell/>
          <table:table-cell table:style-name="ce245"/>
          <table:covered-table-cell table:style-name="ce248"/>
          <table:covered-table-cell table:style-name="ce253" table:content-validation-name="val27"/>
          <table:covered-table-cell table:number-columns-repeated="6" table:style-name="ce253"/>
          <table:covered-table-cell table:style-name="ce253" table:content-validation-name="val29"/>
          <table:covered-table-cell table:style-name="ce253" table:content-validation-name="val1"/>
          <table:covered-table-cell table:number-columns-repeated="3" table:style-name="ce253"/>
          <table:covered-table-cell table:style-name="ce270"/>
          <table:table-cell table:style-name="ce274"/>
          <table:table-cell table:number-columns-repeated="1007"/>
        </table:table-row>
        <table:table-row table:style-name="ro2">
          <table:table-cell/>
          <table:table-cell table:style-name="ce245"/>
          <table:table-cell table:style-name="ce249"/>
          <table:table-cell table:style-name="ce254" table:content-validation-name="val28"/>
          <table:table-cell table:style-name="ce254" table:number-columns-repeated="6"/>
          <table:table-cell table:style-name="ce254" table:content-validation-name="val29"/>
          <table:table-cell table:style-name="ce254" table:content-validation-name="val1"/>
          <table:table-cell table:style-name="ce254" table:number-columns-repeated="3"/>
          <table:table-cell table:style-name="ce249"/>
          <table:table-cell table:style-name="ce274"/>
          <table:table-cell table:number-columns-repeated="1007"/>
        </table:table-row>
        <table:table-row table:style-name="ro19">
          <table:table-cell table:style-name="ce242"/>
          <table:table-cell table:style-name="ce245"/>
          <table:table-cell table:style-name="ce249"/>
          <table:table-cell table:style-name="ce255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7"/>
          <table:table-cell table:style-name="ce261"/>
          <table:table-cell table:style-name="ce264" office:value-type="string" calcext:value-type="string" table:number-columns-spanned="7" table:number-rows-spanned="1">
            <text:p>Batch</text:p>
          </table:table-cell>
          <table:covered-table-cell table:style-name="ce266" table:content-validation-name="val29"/>
          <table:covered-table-cell table:style-name="ce266" table:content-validation-name="val1"/>
          <table:covered-table-cell table:number-columns-repeated="3" table:style-name="ce266"/>
          <table:covered-table-cell table:style-name="ce271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9">
          <table:table-cell table:style-name="ce243"/>
          <table:table-cell table:style-name="ce246"/>
          <table:table-cell table:style-name="ce214" office:value-type="string" calcext:value-type="string">
            <text:p>Ligand id</text:p>
          </table:table-cell>
          <table:table-cell table:style-name="ce214" office:value-type="string" calcext:value-type="string">
            <text:p>Peptide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59" office:value-type="string" calcext:value-type="string">
            <text:p>C-terminus</text:p>
          </table:table-cell>
          <table:table-cell table:style-name="ce262"/>
          <table:table-cell table:style-name="ce265" office:value-type="string" calcext:value-type="string">
            <text:p>Concentration [mg/ml]</text:p>
          </table:table-cell>
          <table:table-cell table:style-name="ce224" office:value-type="string" calcext:value-type="string">
            <text:p>Buffer </text:p>
          </table:table-cell>
          <table:table-cell table:style-name="ce224" table:content-validation-name="val1" office:value-type="string" calcext:value-type="string">
            <text:p>pH</text:p>
          </table:table-cell>
          <table:table-cell table:style-name="ce224" office:value-type="string" calcext:value-type="string">
            <text:p>Purity (MS)</text:p>
          </table:table-cell>
          <table:table-cell table:style-name="ce224" office:value-type="string" calcext:value-type="string">
            <text:p>Synthesized by </text:p>
          </table:table-cell>
          <table:table-cell table:style-name="ce224" office:value-type="string" calcext:value-type="string">
            <text:p>Synthesization Date</text:p>
          </table:table-cell>
          <table:table-cell table:style-name="ce259" office:value-type="string" calcext:value-type="string">
            <text:p>Comment</text:p>
          </table:table-cell>
          <table:table-cell table:style-name="ce276"/>
          <table:table-cell table:style-name="ce277" table:number-columns-repeated="4"/>
          <table:table-cell table:style-name="ce243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No</text:p>
          </table:table-cell>
          <table:table-cell table:style-name="ce256" table:content-validation-name="val27" office:value-type="string" calcext:value-type="string">
            <text:p>Empty</text:p>
          </table:table-cell>
          <table:table-cell table:style-name="ce258" table:formula="of:=VLOOKUP([.D7];['Peptide db'.E4:.G38] ;2;0)" office:value-type="float" office:value="0" calcext:value-type="float">
            <text:p/>
          </table:table-cell>
          <table:table-cell table:style-name="ce258" table:formula="of:=VLOOKUP([.D7];['Peptide db'.E4:.G38] ;3;0)" office:value-type="float" office:value="0" calcext:value-type="float">
            <text:p/>
          </table:table-cell>
          <table:table-cell table:style-name="ce258" table:formula="of:=VLOOKUP([.D7];['Peptide db'.E4:.I38] ;4;0)" office:value-type="float" office:value="0" calcext:value-type="float">
            <text:p/>
          </table:table-cell>
          <table:table-cell table:style-name="ce260" table:formula="of:=VLOOKUP([.D7];['Peptide db'.E4:.I3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" calcext:value-type="float">
            <text:p>0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Buffer</text:p>
          </table:table-cell>
          <table:table-cell table:style-name="ce256" table:content-validation-name="val27"/>
          <table:table-cell table:style-name="ce258" table:number-columns-repeated="3"/>
          <table:table-cell table:style-name="ce260"/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1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9];['Peptide db'.E6:.G40] ;2;0)" office:value-type="float" office:value="0" calcext:value-type="float">
            <text:p/>
          </table:table-cell>
          <table:table-cell table:style-name="ce258" table:formula="of:=VLOOKUP([.D9];['Peptide db'.E6:.H40] ;3;0)" office:value-type="float" office:value="0" calcext:value-type="float">
            <text:p/>
          </table:table-cell>
          <table:table-cell table:style-name="ce258" table:formula="of:=VLOOKUP([.D9];['Peptide db'.E6:.I40] ;4;0)" office:value-type="string" office:string-value="Fetuin" calcext:value-type="string">
            <text:p>Fetuin</text:p>
          </table:table-cell>
          <table:table-cell table:style-name="ce260" table:formula="of:=VLOOKUP([.D9];['Peptide db'.E6:.J40] ;5;0)" office:value-type="float" office:value="0" calcext:value-type="float">
            <text:p/>
          </table:table-cell>
          <table:table-cell table:style-name="ce263"/>
          <table:table-cell table:style-name="ce196" office:value-type="float" office:value="0.1" calcext:value-type="float">
            <text:p>0.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 office:value-type="date" office:date-value="2017-05-09" calcext:value-type="date">
            <text:p>05/09/17</text:p>
          </table:table-cell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2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10];['Peptide db'.E6:.G40] ;2;0)" office:value-type="string" office:string-value="KKKK" calcext:value-type="string">
            <text:p>KKKK</text:p>
          </table:table-cell>
          <table:table-cell table:style-name="ce258" table:formula="of:=VLOOKUP([.D10];['Peptide db'.E6:.G40] ;3;0)" office:value-type="float" office:value="0" calcext:value-type="float">
            <text:p/>
          </table:table-cell>
          <table:table-cell table:style-name="ce258" table:formula="of:=VLOOKUP([.D10];['Peptide db'.E6:.I40] ;4;0)" office:value-type="string" office:string-value="FYDYDVFY" calcext:value-type="string">
            <text:p>FYDYDVFY</text:p>
          </table:table-cell>
          <table:table-cell table:style-name="ce260" table:formula="of:=VLOOKUP([.D10];['Peptide db'.E6:.I40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3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11];['Peptide db'.E7:.G41] ;2;0)" office:value-type="string" office:string-value="KKK" calcext:value-type="string">
            <text:p>KKK</text:p>
          </table:table-cell>
          <table:table-cell table:style-name="ce258" table:formula="of:=VLOOKUP([.D11];['Peptide db'.E7:.G41] ;3;0)" office:value-type="float" office:value="0" calcext:value-type="float">
            <text:p/>
          </table:table-cell>
          <table:table-cell table:style-name="ce258" table:formula="of:=VLOOKUP([.D11];['Peptide db'.E7:.I41] ;4;0)" office:value-type="string" office:string-value="FYDPDVFY" calcext:value-type="string">
            <text:p>FYDPDVFY</text:p>
          </table:table-cell>
          <table:table-cell table:style-name="ce260" table:formula="of:=VLOOKUP([.D11];['Peptide db'.E7:.I41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4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12];['Peptide db'.E8:.G42] ;2;0)" office:value-type="string" office:string-value="KKK" calcext:value-type="string">
            <text:p>KKK</text:p>
          </table:table-cell>
          <table:table-cell table:style-name="ce258" table:formula="of:=VLOOKUP([.D12];['Peptide db'.E8:.G42] ;3;0)" office:value-type="float" office:value="0" calcext:value-type="float">
            <text:p/>
          </table:table-cell>
          <table:table-cell table:style-name="ce258" table:formula="of:=VLOOKUP([.D12];['Peptide db'.E8:.I42] ;4;0)" office:value-type="string" office:string-value="LYGYDVFF" calcext:value-type="string">
            <text:p>LYGYDVFF</text:p>
          </table:table-cell>
          <table:table-cell table:style-name="ce260" table:formula="of:=VLOOKUP([.D12];['Peptide db'.E8:.I42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13];['Peptide db'.E9:.G43] ;2;0)" office:value-type="string" office:string-value="KKK" calcext:value-type="string">
            <text:p>KKK</text:p>
          </table:table-cell>
          <table:table-cell table:style-name="ce258" table:formula="of:=VLOOKUP([.D13];['Peptide db'.E9:.G43] ;3;0)" office:value-type="float" office:value="0" calcext:value-type="float">
            <text:p/>
          </table:table-cell>
          <table:table-cell table:style-name="ce258" table:formula="of:=VLOOKUP([.D13];['Peptide db'.E9:.I43] ;4;0)" office:value-type="string" office:string-value="FYGYDVAF" calcext:value-type="string">
            <text:p>FYGYDVAF</text:p>
          </table:table-cell>
          <table:table-cell table:style-name="ce260" table:formula="of:=VLOOKUP([.D13];['Peptide db'.E9:.I43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6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14];['Peptide db'.E10:.G44] ;2;0)" office:value-type="string" office:string-value="DOA-KK" calcext:value-type="string">
            <text:p>DOA-KK</text:p>
          </table:table-cell>
          <table:table-cell table:style-name="ce258" table:formula="of:=VLOOKUP([.D14];['Peptide db'.E10:.G44] ;3;0)" office:value-type="float" office:value="0" calcext:value-type="float">
            <text:p/>
          </table:table-cell>
          <table:table-cell table:style-name="ce258" table:formula="of:=VLOOKUP([.D14];['Peptide db'.E10:.I44] ;4;0)" office:value-type="string" office:string-value="FYDYDVFY" calcext:value-type="string">
            <text:p>FYDYDVFY</text:p>
          </table:table-cell>
          <table:table-cell table:style-name="ce260" table:formula="of:=VLOOKUP([.D14];['Peptide db'.E10:.I44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2">
          <table:table-cell table:style-name="ce242"/>
          <table:table-cell table:style-name="ce245"/>
          <table:table-cell table:style-name="ce250" office:value-type="string" calcext:value-type="string">
            <text:p>L007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15];['Peptide db'.E11:.G45] ;2;0)" office:value-type="string" office:string-value="C-KK" calcext:value-type="string">
            <text:p>C-KK</text:p>
          </table:table-cell>
          <table:table-cell table:style-name="ce258" table:formula="of:=VLOOKUP([.D15];['Peptide db'.E11:.G45] ;3;0)" office:value-type="float" office:value="0" calcext:value-type="float">
            <text:p/>
          </table:table-cell>
          <table:table-cell table:style-name="ce258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60" table:formula="of:=VLOOKUP([.D15];['Peptide db'.E11:.I45] ;5;0)" office:value-type="string" office:string-value="amide" calcext:value-type="string">
            <text:p>amide</text:p>
          </table:table-cell>
          <table:table-cell table:style-name="ce263"/>
          <table:table-cell table:style-name="ce196" table:formula="of:=0.7/10" office:value-type="float" office:value="0.07" calcext:value-type="float">
            <text:p>0.07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8</text:p>
          </table:table-cell>
          <table:table-cell table:style-name="ce256" table:content-validation-name="val27"/>
          <table:table-cell table:style-name="ce258" table:formula="of:=VLOOKUP([.D16];['Peptide db'.E1:.G46] ;2;0)" office:value-type="string" office:string-value="" calcext:value-type="error">
            <text:p>#N/A</text:p>
          </table:table-cell>
          <table:table-cell table:style-name="ce258" table:formula="of:=VLOOKUP([.D16];['Peptide db'.E12:.G46] ;3;0)" office:value-type="string" office:string-value="" calcext:value-type="error">
            <text:p>#N/A</text:p>
          </table:table-cell>
          <table:table-cell table:style-name="ce258" table:formula="of:=VLOOKUP([.D16];['Peptide db'.E1:.I46] ;4;0)" office:value-type="string" office:string-value="" calcext:value-type="error">
            <text:p>#N/A</text:p>
          </table:table-cell>
          <table:table-cell table:style-name="ce260" table:formula="of:=VLOOKUP([.D16];['Peptide db'.E1:.I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number-columns-repeated="2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</text:p>
          </table:table-cell>
          <table:table-cell table:style-name="ce256" table:content-validation-name="val27" office:value-type="string" calcext:value-type="string">
            <text:p>P1</text:p>
          </table:table-cell>
          <table:table-cell table:style-name="ce258" table:formula="of:=VLOOKUP([.D17];['Peptide db'.E1:.G47] ;2;0)" office:value-type="float" office:value="0" calcext:value-type="float">
            <text:p/>
          </table:table-cell>
          <table:table-cell table:style-name="ce258" table:formula="of:=VLOOKUP([.D17];['Peptide db'.E13:.G47] ;3;0)" office:value-type="float" office:value="0" calcext:value-type="float">
            <text:p/>
          </table:table-cell>
          <table:table-cell table:style-name="ce258" table:formula="of:=VLOOKUP([.D17];['Peptide db'.E13:.I47] ;4;0)" office:value-type="float" office:value="0" calcext:value-type="float">
            <text:p/>
          </table:table-cell>
          <table:table-cell table:style-name="ce260" table:formula="of:=VLOOKUP([.D17];['Peptide db'.E13:.I47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3</text:p>
          </table:table-cell>
          <table:table-cell table:style-name="ce256" table:content-validation-name="val27" office:value-type="string" calcext:value-type="string">
            <text:p>P3</text:p>
          </table:table-cell>
          <table:table-cell table:style-name="ce258" table:formula="of:=VLOOKUP([.D18];['Peptide db'.E$1:.F$1048576] ;2;0)" office:value-type="float" office:value="0" calcext:value-type="float">
            <text:p/>
          </table:table-cell>
          <table:table-cell table:style-name="ce258" table:formula="of:=VLOOKUP([.D18];['Peptide db'.E14:.G48] ;3;0)" office:value-type="float" office:value="0" calcext:value-type="float">
            <text:p/>
          </table:table-cell>
          <table:table-cell table:style-name="ce258" table:formula="of:=VLOOKUP([.D18];['Peptide db'.E14:.I48] ;4;0)" office:value-type="float" office:value="0" calcext:value-type="float">
            <text:p/>
          </table:table-cell>
          <table:table-cell table:style-name="ce260" table:formula="of:=VLOOKUP([.D18];['Peptide db'.E14:.I48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4</text:p>
          </table:table-cell>
          <table:table-cell table:style-name="ce256" table:content-validation-name="val27" office:value-type="string" calcext:value-type="string">
            <text:p>P4</text:p>
          </table:table-cell>
          <table:table-cell table:style-name="ce258" table:formula="of:=VLOOKUP([.D19];['Peptide db'.E15:.G49] ;2;0)" office:value-type="float" office:value="0" calcext:value-type="float">
            <text:p/>
          </table:table-cell>
          <table:table-cell table:style-name="ce258" table:formula="of:=VLOOKUP([.D19];['Peptide db'.E15:.G49] ;3;0)" office:value-type="float" office:value="0" calcext:value-type="float">
            <text:p/>
          </table:table-cell>
          <table:table-cell table:style-name="ce258" table:formula="of:=VLOOKUP([.D19];['Peptide db'.E15:.I49] ;4;0)" office:value-type="float" office:value="0" calcext:value-type="float">
            <text:p/>
          </table:table-cell>
          <table:table-cell table:style-name="ce260" table:formula="of:=VLOOKUP([.D19];['Peptide db'.E15:.I49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5</text:p>
          </table:table-cell>
          <table:table-cell table:style-name="ce256" table:content-validation-name="val27" office:value-type="string" calcext:value-type="string">
            <text:p>P5</text:p>
          </table:table-cell>
          <table:table-cell table:style-name="ce258" table:formula="of:=VLOOKUP([.D20];['Peptide db'.E16:.G50] ;2;0)" office:value-type="float" office:value="0" calcext:value-type="float">
            <text:p/>
          </table:table-cell>
          <table:table-cell table:style-name="ce258" table:formula="of:=VLOOKUP([.D20];['Peptide db'.E16:.G50] ;3;0)" office:value-type="float" office:value="0" calcext:value-type="float">
            <text:p/>
          </table:table-cell>
          <table:table-cell table:style-name="ce258" table:formula="of:=VLOOKUP([.D20];['Peptide db'.E16:.I50] ;4;0)" office:value-type="float" office:value="0" calcext:value-type="float">
            <text:p/>
          </table:table-cell>
          <table:table-cell table:style-name="ce260" table:formula="of:=VLOOKUP([.D20];['Peptide db'.E16:.I50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6</text:p>
          </table:table-cell>
          <table:table-cell table:style-name="ce256" table:content-validation-name="val27" office:value-type="string" calcext:value-type="string">
            <text:p>P6</text:p>
          </table:table-cell>
          <table:table-cell table:style-name="ce258" table:formula="of:=VLOOKUP([.D21];['Peptide db'.E17:.G51] ;2;0)" office:value-type="float" office:value="0" calcext:value-type="float">
            <text:p/>
          </table:table-cell>
          <table:table-cell table:style-name="ce258" table:formula="of:=VLOOKUP([.D21];['Peptide db'.E17:.G51] ;3;0)" office:value-type="float" office:value="0" calcext:value-type="float">
            <text:p/>
          </table:table-cell>
          <table:table-cell table:style-name="ce258" table:formula="of:=VLOOKUP([.D21];['Peptide db'.E17:.I51] ;4;0)" office:value-type="float" office:value="0" calcext:value-type="float">
            <text:p/>
          </table:table-cell>
          <table:table-cell table:style-name="ce260" table:formula="of:=VLOOKUP([.D21];['Peptide db'.E17:.I51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7</text:p>
          </table:table-cell>
          <table:table-cell table:style-name="ce256" table:content-validation-name="val27" office:value-type="string" calcext:value-type="string">
            <text:p>P7</text:p>
          </table:table-cell>
          <table:table-cell table:style-name="ce258" table:formula="of:=VLOOKUP([.D22];['Peptide db'.E18:.G52] ;2;0)" office:value-type="float" office:value="0" calcext:value-type="float">
            <text:p/>
          </table:table-cell>
          <table:table-cell table:style-name="ce258" table:formula="of:=VLOOKUP([.D22];['Peptide db'.E18:.G52] ;3;0)" office:value-type="float" office:value="0" calcext:value-type="float">
            <text:p/>
          </table:table-cell>
          <table:table-cell table:style-name="ce258" table:formula="of:=VLOOKUP([.D22];['Peptide db'.E18:.I52] ;4;0)" office:value-type="float" office:value="0" calcext:value-type="float">
            <text:p/>
          </table:table-cell>
          <table:table-cell table:style-name="ce260" table:formula="of:=VLOOKUP([.D22];['Peptide db'.E18:.I52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8</text:p>
          </table:table-cell>
          <table:table-cell table:style-name="ce256" table:content-validation-name="val27" office:value-type="string" calcext:value-type="string">
            <text:p>P8</text:p>
          </table:table-cell>
          <table:table-cell table:style-name="ce258" table:formula="of:=VLOOKUP([.D23];['Peptide db'.E19:.G53] ;2;0)" office:value-type="float" office:value="0" calcext:value-type="float">
            <text:p/>
          </table:table-cell>
          <table:table-cell table:style-name="ce258" table:formula="of:=VLOOKUP([.D23];['Peptide db'.E19:.G53] ;3;0)" office:value-type="float" office:value="0" calcext:value-type="float">
            <text:p/>
          </table:table-cell>
          <table:table-cell table:style-name="ce258" table:formula="of:=VLOOKUP([.D23];['Peptide db'.E19:.I53] ;4;0)" office:value-type="float" office:value="0" calcext:value-type="float">
            <text:p/>
          </table:table-cell>
          <table:table-cell table:style-name="ce260" table:formula="of:=VLOOKUP([.D23];['Peptide db'.E19:.I53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0</text:p>
          </table:table-cell>
          <table:table-cell table:style-name="ce256" table:content-validation-name="val27" office:value-type="string" calcext:value-type="string">
            <text:p>P10</text:p>
          </table:table-cell>
          <table:table-cell table:style-name="ce258" table:formula="of:=VLOOKUP([.D24];['Peptide db'.E20:.G54] ;2;0)" office:value-type="float" office:value="0" calcext:value-type="float">
            <text:p/>
          </table:table-cell>
          <table:table-cell table:style-name="ce258" table:formula="of:=VLOOKUP([.D24];['Peptide db'.E20:.G54] ;3;0)" office:value-type="float" office:value="0" calcext:value-type="float">
            <text:p/>
          </table:table-cell>
          <table:table-cell table:style-name="ce258" table:formula="of:=VLOOKUP([.D24];['Peptide db'.E20:.I54] ;4;0)" office:value-type="float" office:value="0" calcext:value-type="float">
            <text:p/>
          </table:table-cell>
          <table:table-cell table:style-name="ce260" table:formula="of:=VLOOKUP([.D24];['Peptide db'.E20:.I54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3</text:p>
          </table:table-cell>
          <table:table-cell table:style-name="ce256" table:content-validation-name="val27" office:value-type="string" calcext:value-type="string">
            <text:p>P13</text:p>
          </table:table-cell>
          <table:table-cell table:style-name="ce258" table:formula="of:=VLOOKUP([.D25];['Peptide db'.E21:.G55] ;2;0)" office:value-type="float" office:value="0" calcext:value-type="float">
            <text:p/>
          </table:table-cell>
          <table:table-cell table:style-name="ce258" table:formula="of:=VLOOKUP([.D25];['Peptide db'.E21:.G55] ;3;0)" office:value-type="float" office:value="0" calcext:value-type="float">
            <text:p/>
          </table:table-cell>
          <table:table-cell table:style-name="ce258" table:formula="of:=VLOOKUP([.D25];['Peptide db'.E21:.I55] ;4;0)" office:value-type="float" office:value="0" calcext:value-type="float">
            <text:p/>
          </table:table-cell>
          <table:table-cell table:style-name="ce260" table:formula="of:=VLOOKUP([.D25];['Peptide db'.E21:.I55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25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6];['Peptide db'.E22:.G56] ;2;0)" office:value-type="float" office:value="0" calcext:value-type="float">
            <text:p/>
          </table:table-cell>
          <table:table-cell table:style-name="ce258" table:formula="of:=VLOOKUP([.D26];['Peptide db'.E22:.G56] ;3;0)" office:value-type="float" office:value="0" calcext:value-type="float">
            <text:p/>
          </table:table-cell>
          <table:table-cell table:style-name="ce258" table:formula="of:=VLOOKUP([.D26];['Peptide db'.E22:.I56] ;4;0)" office:value-type="string" office:string-value="Anti-Körper " calcext:value-type="string">
            <text:p>Anti-Körper </text:p>
          </table:table-cell>
          <table:table-cell table:style-name="ce260" table:formula="of:=VLOOKUP([.D26];['Peptide db'.E22:.I5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5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7];['Peptide db'.E23:.G57] ;2;0)" office:value-type="float" office:value="0" calcext:value-type="float">
            <text:p/>
          </table:table-cell>
          <table:table-cell table:style-name="ce258" table:formula="of:=VLOOKUP([.D27];['Peptide db'.E23:.G57] ;3;0)" office:value-type="float" office:value="0" calcext:value-type="float">
            <text:p/>
          </table:table-cell>
          <table:table-cell table:style-name="ce258" table:formula="of:=VLOOKUP([.D27];['Peptide db'.E23:.I57] ;4;0)" office:value-type="string" office:string-value="Anti-Körper " calcext:value-type="string">
            <text:p>Anti-Körper </text:p>
          </table:table-cell>
          <table:table-cell table:style-name="ce260" table:formula="of:=VLOOKUP([.D27];['Peptide db'.E23:.I5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10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8];['Peptide db'.E24:.G58] ;2;0)" office:value-type="float" office:value="0" calcext:value-type="float">
            <text:p/>
          </table:table-cell>
          <table:table-cell table:style-name="ce258" table:formula="of:=VLOOKUP([.D28];['Peptide db'.E24:.G58] ;3;0)" office:value-type="float" office:value="0" calcext:value-type="float">
            <text:p/>
          </table:table-cell>
          <table:table-cell table:style-name="ce258" table:formula="of:=VLOOKUP([.D28];['Peptide db'.E24:.I58] ;4;0)" office:value-type="string" office:string-value="Anti-Körper " calcext:value-type="string">
            <text:p>Anti-Körper </text:p>
          </table:table-cell>
          <table:table-cell table:style-name="ce260" table:formula="of:=VLOOKUP([.D28];['Peptide db'.E24:.I5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25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29];['Peptide db'.E1:.G59] ;2;0)" office:value-type="float" office:value="0" calcext:value-type="float">
            <text:p/>
          </table:table-cell>
          <table:table-cell table:style-name="ce258" table:formula="of:=VLOOKUP([.D29];['Peptide db'.E2:.G59] ;3;0)" office:value-type="float" office:value="0" calcext:value-type="float">
            <text:p/>
          </table:table-cell>
          <table:table-cell table:style-name="ce258" table:formula="of:=VLOOKUP([.D29];['Peptide db'.E2:.I59] ;4;0)" office:value-type="float" office:value="0" calcext:value-type="float">
            <text:p/>
          </table:table-cell>
          <table:table-cell table:style-name="ce260" table:formula="of:=VLOOKUP([.D29];['Peptide db'.E2:.I5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5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0];['Peptide db'.E2:.G60] ;2;0)" office:value-type="float" office:value="0" calcext:value-type="float">
            <text:p/>
          </table:table-cell>
          <table:table-cell table:style-name="ce258" table:formula="of:=VLOOKUP([.D30];['Peptide db'.E3:.G60] ;3;0)" office:value-type="float" office:value="0" calcext:value-type="float">
            <text:p/>
          </table:table-cell>
          <table:table-cell table:style-name="ce258" table:formula="of:=VLOOKUP([.D30];['Peptide db'.E3:.I60] ;4;0)" office:value-type="float" office:value="0" calcext:value-type="float">
            <text:p/>
          </table:table-cell>
          <table:table-cell table:style-name="ce260" table:formula="of:=VLOOKUP([.D30];['Peptide db'.E3:.I6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10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1];['Peptide db'.E3:.G61] ;2;0)" office:value-type="float" office:value="0" calcext:value-type="float">
            <text:p/>
          </table:table-cell>
          <table:table-cell table:style-name="ce258" table:formula="of:=VLOOKUP([.D31];['Peptide db'.E4:.G61] ;3;0)" office:value-type="float" office:value="0" calcext:value-type="float">
            <text:p/>
          </table:table-cell>
          <table:table-cell table:style-name="ce258" table:formula="of:=VLOOKUP([.D31];['Peptide db'.E4:.I61] ;4;0)" office:value-type="float" office:value="0" calcext:value-type="float">
            <text:p/>
          </table:table-cell>
          <table:table-cell table:style-name="ce260" table:formula="of:=VLOOKUP([.D31];['Peptide db'.E4:.I6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EN025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2];['Peptide db'.E4:.G62] ;2;0)" office:value-type="string" office:string-value="C-KK" calcext:value-type="string">
            <text:p>C-KK</text:p>
          </table:table-cell>
          <table:table-cell table:style-name="ce258" table:formula="of:=VLOOKUP([.D32];['Peptide db'.E5:.G62] ;3;0)" office:value-type="float" office:value="0" calcext:value-type="float">
            <text:p/>
          </table:table-cell>
          <table:table-cell table:style-name="ce258" table:formula="of:=VLOOKUP([.D32];['Peptide db'.E5:.I62] ;4;0)" office:value-type="string" office:string-value="ARDFYDYDVFYAMD" calcext:value-type="string">
            <text:p>ARDFYDYDVFYAMD</text:p>
          </table:table-cell>
          <table:table-cell table:style-name="ce260" table:formula="of:=VLOOKUP([.D32];['Peptide db'.E5:.I6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05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3];['Peptide db'.E5:.G63] ;2;0)" office:value-type="string" office:string-value="C-KK" calcext:value-type="string">
            <text:p>C-KK</text:p>
          </table:table-cell>
          <table:table-cell table:style-name="ce258" table:formula="of:=VLOOKUP([.D33];['Peptide db'.E6:.G63] ;3;0)" office:value-type="float" office:value="0" calcext:value-type="float">
            <text:p/>
          </table:table-cell>
          <table:table-cell table:style-name="ce258" table:formula="of:=VLOOKUP([.D33];['Peptide db'.E6:.I63] ;4;0)" office:value-type="string" office:string-value="ARDFYDYDVFYAMD" calcext:value-type="string">
            <text:p>ARDFYDYDVFYAMD</text:p>
          </table:table-cell>
          <table:table-cell table:style-name="ce260" table:formula="of:=VLOOKUP([.D33];['Peptide db'.E6:.I6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10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4];['Peptide db'.E6:.G64] ;2;0)" office:value-type="string" office:string-value="C-KK" calcext:value-type="string">
            <text:p>C-KK</text:p>
          </table:table-cell>
          <table:table-cell table:style-name="ce258" table:formula="of:=VLOOKUP([.D34];['Peptide db'.E7:.G64] ;3;0)" office:value-type="float" office:value="0" calcext:value-type="float">
            <text:p/>
          </table:table-cell>
          <table:table-cell table:style-name="ce258" table:formula="of:=VLOOKUP([.D34];['Peptide db'.E7:.I64] ;4;0)" office:value-type="string" office:string-value="ARDFYDYDVFYAMD" calcext:value-type="string">
            <text:p>ARDFYDYDVFYAMD</text:p>
          </table:table-cell>
          <table:table-cell table:style-name="ce260" table:formula="of:=VLOOKUP([.D34];['Peptide db'.E7:.I6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25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5];['Peptide db'.E7:.G65] ;2;0)" office:value-type="float" office:value="0" calcext:value-type="float">
            <text:p/>
          </table:table-cell>
          <table:table-cell table:style-name="ce258" table:formula="of:=VLOOKUP([.D35];['Peptide db'.E8:.G65] ;3;0)" office:value-type="float" office:value="0" calcext:value-type="float">
            <text:p/>
          </table:table-cell>
          <table:table-cell table:style-name="ce258" table:formula="of:=VLOOKUP([.D35];['Peptide db'.E8:.I65] ;4;0)" office:value-type="string" office:string-value="Fetuin" calcext:value-type="string">
            <text:p>Fetuin</text:p>
          </table:table-cell>
          <table:table-cell table:style-name="ce260" table:formula="of:=VLOOKUP([.D35];['Peptide db'.E8:.I65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5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6];['Peptide db'.E8:.G66] ;2;0)" office:value-type="float" office:value="0" calcext:value-type="float">
            <text:p/>
          </table:table-cell>
          <table:table-cell table:style-name="ce258" table:formula="of:=VLOOKUP([.D36];['Peptide db'.E9:.G66] ;3;0)" office:value-type="float" office:value="0" calcext:value-type="float">
            <text:p/>
          </table:table-cell>
          <table:table-cell table:style-name="ce258" table:formula="of:=VLOOKUP([.D36];['Peptide db'.E9:.I66] ;4;0)" office:value-type="string" office:string-value="Fetuin" calcext:value-type="string">
            <text:p>Fetuin</text:p>
          </table:table-cell>
          <table:table-cell table:style-name="ce260" table:formula="of:=VLOOKUP([.D36];['Peptide db'.E9:.I6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10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7];['Peptide db'.E9:.G67] ;2;0)" office:value-type="float" office:value="0" calcext:value-type="float">
            <text:p/>
          </table:table-cell>
          <table:table-cell table:style-name="ce258" table:formula="of:=VLOOKUP([.D37];['Peptide db'.E10:.G67] ;3;0)" office:value-type="float" office:value="0" calcext:value-type="float">
            <text:p/>
          </table:table-cell>
          <table:table-cell table:style-name="ce258" table:formula="of:=VLOOKUP([.D37];['Peptide db'.E10:.I67] ;4;0)" office:value-type="string" office:string-value="Fetuin" calcext:value-type="string">
            <text:p>Fetuin</text:p>
          </table:table-cell>
          <table:table-cell table:style-name="ce260" table:formula="of:=VLOOKUP([.D37];['Peptide db'.E10:.I6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25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8];['Peptide db'.E10:.G68] ;2;0)" office:value-type="float" office:value="0" calcext:value-type="float">
            <text:p/>
          </table:table-cell>
          <table:table-cell table:style-name="ce258" table:formula="of:=VLOOKUP([.D38];['Peptide db'.E11:.G68] ;3;0)" office:value-type="float" office:value="0" calcext:value-type="float">
            <text:p/>
          </table:table-cell>
          <table:table-cell table:style-name="ce258" table:formula="of:=VLOOKUP([.D38];['Peptide db'.E11:.I68] ;4;0)" office:value-type="string" office:string-value="Kloe S " calcext:value-type="string">
            <text:p>Kloe S </text:p>
          </table:table-cell>
          <table:table-cell table:style-name="ce260" table:formula="of:=VLOOKUP([.D38];['Peptide db'.E11:.I6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5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9];['Peptide db'.E11:.G69] ;2;0)" office:value-type="float" office:value="0" calcext:value-type="float">
            <text:p/>
          </table:table-cell>
          <table:table-cell table:style-name="ce258" table:formula="of:=VLOOKUP([.D39];['Peptide db'.E12:.G69] ;3;0)" office:value-type="float" office:value="0" calcext:value-type="float">
            <text:p/>
          </table:table-cell>
          <table:table-cell table:style-name="ce258" table:formula="of:=VLOOKUP([.D39];['Peptide db'.E12:.I69] ;4;0)" office:value-type="string" office:string-value="Kloe S " calcext:value-type="string">
            <text:p>Kloe S </text:p>
          </table:table-cell>
          <table:table-cell table:style-name="ce260" table:formula="of:=VLOOKUP([.D39];['Peptide db'.E12:.I6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10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40];['Peptide db'.E12:.G70] ;2;0)" office:value-type="float" office:value="0" calcext:value-type="float">
            <text:p/>
          </table:table-cell>
          <table:table-cell table:style-name="ce258" table:formula="of:=VLOOKUP([.D40];['Peptide db'.E13:.G70] ;3;0)" office:value-type="float" office:value="0" calcext:value-type="float">
            <text:p/>
          </table:table-cell>
          <table:table-cell table:style-name="ce258" table:formula="of:=VLOOKUP([.D40];['Peptide db'.E13:.I70] ;4;0)" office:value-type="string" office:string-value="Kloe S " calcext:value-type="string">
            <text:p>Kloe S </text:p>
          </table:table-cell>
          <table:table-cell table:style-name="ce260" table:formula="of:=VLOOKUP([.D40];['Peptide db'.E13:.I7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25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1];['Peptide db'.E1:.G71] ;2;0)" office:value-type="float" office:value="0" calcext:value-type="float">
            <text:p/>
          </table:table-cell>
          <table:table-cell table:style-name="ce258" table:formula="of:=VLOOKUP([.D41];['Peptide db'.E1:.G71] ;3;0)" office:value-type="float" office:value="0" calcext:value-type="float">
            <text:p/>
          </table:table-cell>
          <table:table-cell table:style-name="ce258" table:formula="of:=VLOOKUP([.D41];['Peptide db'.E1:.I71] ;4;0)" office:value-type="string" office:string-value="Kloe A" calcext:value-type="string">
            <text:p>Kloe A</text:p>
          </table:table-cell>
          <table:table-cell table:style-name="ce260" table:formula="of:=VLOOKUP([.D41];['Peptide db'.E1:.I7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05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2];['Peptide db'.E2:.G72] ;2;0)" office:value-type="float" office:value="0" calcext:value-type="float">
            <text:p/>
          </table:table-cell>
          <table:table-cell table:style-name="ce258" table:formula="of:=VLOOKUP([.D42];['Peptide db'.E2:.G72] ;3;0)" office:value-type="float" office:value="0" calcext:value-type="float">
            <text:p/>
          </table:table-cell>
          <table:table-cell table:style-name="ce258" table:formula="of:=VLOOKUP([.D42];['Peptide db'.E2:.I72] ;4;0)" office:value-type="string" office:string-value="Kloe A" calcext:value-type="string">
            <text:p>Kloe A</text:p>
          </table:table-cell>
          <table:table-cell table:style-name="ce260" table:formula="of:=VLOOKUP([.D42];['Peptide db'.E2:.I72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10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3];['Peptide db'.E3:.G73] ;2;0)" office:value-type="float" office:value="0" calcext:value-type="float">
            <text:p/>
          </table:table-cell>
          <table:table-cell table:style-name="ce258" table:formula="of:=VLOOKUP([.D43];['Peptide db'.E3:.G73] ;3;0)" office:value-type="float" office:value="0" calcext:value-type="float">
            <text:p/>
          </table:table-cell>
          <table:table-cell table:style-name="ce258" table:formula="of:=VLOOKUP([.D43];['Peptide db'.E3:.I73] ;4;0)" office:value-type="string" office:string-value="Kloe A" calcext:value-type="string">
            <text:p>Kloe A</text:p>
          </table:table-cell>
          <table:table-cell table:style-name="ce260" table:formula="of:=VLOOKUP([.D43];['Peptide db'.E3:.I73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25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4];['Peptide db'.E4:.G74] ;2;0)" office:value-type="string" office:string-value="KKKK" calcext:value-type="string">
            <text:p>KKKK</text:p>
          </table:table-cell>
          <table:table-cell table:style-name="ce258" table:formula="of:=VLOOKUP([.D44];['Peptide db'.E4:.G74] ;3;0)" office:value-type="float" office:value="0" calcext:value-type="float">
            <text:p/>
          </table:table-cell>
          <table:table-cell table:style-name="ce258" table:formula="of:=VLOOKUP([.D44];['Peptide db'.E4:.I74] ;4;0)" office:value-type="string" office:string-value="FYDYDVFY" calcext:value-type="string">
            <text:p>FYDYDVFY</text:p>
          </table:table-cell>
          <table:table-cell table:style-name="ce260" table:formula="of:=VLOOKUP([.D44];['Peptide db'.E4:.I7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5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5];['Peptide db'.E5:.G75] ;2;0)" office:value-type="string" office:string-value="KKKK" calcext:value-type="string">
            <text:p>KKKK</text:p>
          </table:table-cell>
          <table:table-cell table:style-name="ce258" table:formula="of:=VLOOKUP([.D45];['Peptide db'.E5:.G75] ;3;0)" office:value-type="float" office:value="0" calcext:value-type="float">
            <text:p/>
          </table:table-cell>
          <table:table-cell table:style-name="ce258" table:formula="of:=VLOOKUP([.D45];['Peptide db'.E5:.I75] ;4;0)" office:value-type="string" office:string-value="FYDYDVFY" calcext:value-type="string">
            <text:p>FYDYDVFY</text:p>
          </table:table-cell>
          <table:table-cell table:style-name="ce260" table:formula="of:=VLOOKUP([.D45];['Peptide db'.E5:.I7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10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6];['Peptide db'.E6:.G76] ;2;0)" office:value-type="string" office:string-value="KKKK" calcext:value-type="string">
            <text:p>KKKK</text:p>
          </table:table-cell>
          <table:table-cell table:style-name="ce258" table:formula="of:=VLOOKUP([.D46];['Peptide db'.E6:.G76] ;3;0)" office:value-type="float" office:value="0" calcext:value-type="float">
            <text:p/>
          </table:table-cell>
          <table:table-cell table:style-name="ce258" table:formula="of:=VLOOKUP([.D46];['Peptide db'.E6:.I76] ;4;0)" office:value-type="string" office:string-value="FYDYDVFY" calcext:value-type="string">
            <text:p>FYDYDVFY</text:p>
          </table:table-cell>
          <table:table-cell table:style-name="ce260" table:formula="of:=VLOOKUP([.D46];['Peptide db'.E6:.I7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25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7];['Peptide db'.E7:.G77] ;2;0)" office:value-type="string" office:string-value="KKK" calcext:value-type="string">
            <text:p>KKK</text:p>
          </table:table-cell>
          <table:table-cell table:style-name="ce258" table:formula="of:=VLOOKUP([.D47];['Peptide db'.E7:.G77] ;3;0)" office:value-type="float" office:value="0" calcext:value-type="float">
            <text:p/>
          </table:table-cell>
          <table:table-cell table:style-name="ce258" table:formula="of:=VLOOKUP([.D47];['Peptide db'.E7:.I77] ;4;0)" office:value-type="string" office:string-value="FYDPDVFY" calcext:value-type="string">
            <text:p>FYDPDVFY</text:p>
          </table:table-cell>
          <table:table-cell table:style-name="ce260" table:formula="of:=VLOOKUP([.D47];['Peptide db'.E7:.I7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5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8];['Peptide db'.E8:.G78] ;2;0)" office:value-type="string" office:string-value="KKK" calcext:value-type="string">
            <text:p>KKK</text:p>
          </table:table-cell>
          <table:table-cell table:style-name="ce258" table:formula="of:=VLOOKUP([.D48];['Peptide db'.E8:.G78] ;3;0)" office:value-type="float" office:value="0" calcext:value-type="float">
            <text:p/>
          </table:table-cell>
          <table:table-cell table:style-name="ce258" table:formula="of:=VLOOKUP([.D48];['Peptide db'.E8:.I78] ;4;0)" office:value-type="string" office:string-value="FYDPDVFY" calcext:value-type="string">
            <text:p>FYDPDVFY</text:p>
          </table:table-cell>
          <table:table-cell table:style-name="ce260" table:formula="of:=VLOOKUP([.D48];['Peptide db'.E8:.I7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10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9];['Peptide db'.E9:.G79] ;2;0)" office:value-type="string" office:string-value="KKK" calcext:value-type="string">
            <text:p>KKK</text:p>
          </table:table-cell>
          <table:table-cell table:style-name="ce258" table:formula="of:=VLOOKUP([.D49];['Peptide db'.E9:.G79] ;3;0)" office:value-type="float" office:value="0" calcext:value-type="float">
            <text:p/>
          </table:table-cell>
          <table:table-cell table:style-name="ce258" table:formula="of:=VLOOKUP([.D49];['Peptide db'.E9:.I79] ;4;0)" office:value-type="string" office:string-value="FYDPDVFY" calcext:value-type="string">
            <text:p>FYDPDVFY</text:p>
          </table:table-cell>
          <table:table-cell table:style-name="ce260" table:formula="of:=VLOOKUP([.D49];['Peptide db'.E9:.I7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25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0];['Peptide db'.E10:.G80] ;2;0)" office:value-type="string" office:string-value="KKK" calcext:value-type="string">
            <text:p>KKK</text:p>
          </table:table-cell>
          <table:table-cell table:style-name="ce258" table:formula="of:=VLOOKUP([.D50];['Peptide db'.E10:.G80] ;3;0)" office:value-type="float" office:value="0" calcext:value-type="float">
            <text:p/>
          </table:table-cell>
          <table:table-cell table:style-name="ce258" table:formula="of:=VLOOKUP([.D50];['Peptide db'.E10:.I80] ;4;0)" office:value-type="string" office:string-value="LYGYDVFF" calcext:value-type="string">
            <text:p>LYGYDVFF</text:p>
          </table:table-cell>
          <table:table-cell table:style-name="ce260" table:formula="of:=VLOOKUP([.D50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5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1];['Peptide db'.E11:.G81] ;2;0)" office:value-type="string" office:string-value="KKK" calcext:value-type="string">
            <text:p>KKK</text:p>
          </table:table-cell>
          <table:table-cell table:style-name="ce258" table:formula="of:=VLOOKUP([.D51];['Peptide db'.E11:.G81] ;3;0)" office:value-type="float" office:value="0" calcext:value-type="float">
            <text:p/>
          </table:table-cell>
          <table:table-cell table:style-name="ce258" table:formula="of:=VLOOKUP([.D51];['Peptide db'.E11:.I81] ;4;0)" office:value-type="string" office:string-value="LYGYDVFF" calcext:value-type="string">
            <text:p>LYGYDVFF</text:p>
          </table:table-cell>
          <table:table-cell table:style-name="ce260" table:formula="of:=VLOOKUP([.D51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10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2];['Peptide db'.E12:.G82] ;2;0)" office:value-type="string" office:string-value="KKK" calcext:value-type="string">
            <text:p>KKK</text:p>
          </table:table-cell>
          <table:table-cell table:style-name="ce258" table:formula="of:=VLOOKUP([.D52];['Peptide db'.E12:.G82] ;3;0)" office:value-type="float" office:value="0" calcext:value-type="float">
            <text:p/>
          </table:table-cell>
          <table:table-cell table:style-name="ce258" table:formula="of:=VLOOKUP([.D52];['Peptide db'.E12:.I82] ;4;0)" office:value-type="string" office:string-value="LYGYDVFF" calcext:value-type="string">
            <text:p>LYGYDVFF</text:p>
          </table:table-cell>
          <table:table-cell table:style-name="ce260" table:formula="of:=VLOOKUP([.D52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2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3];['Peptide db'.E10:.G80] ;2;0)" office:value-type="string" office:string-value="KKK" calcext:value-type="string">
            <text:p>KKK</text:p>
          </table:table-cell>
          <table:table-cell table:style-name="ce258" table:formula="of:=VLOOKUP([.D53];['Peptide db'.E10:.G80] ;3;0)" office:value-type="float" office:value="0" calcext:value-type="float">
            <text:p/>
          </table:table-cell>
          <table:table-cell table:style-name="ce258" table:formula="of:=VLOOKUP([.D53];['Peptide db'.E10:.I80] ;4;0)" office:value-type="string" office:string-value="FYGYDVAF" calcext:value-type="string">
            <text:p>FYGYDVAF</text:p>
          </table:table-cell>
          <table:table-cell table:style-name="ce260" table:formula="of:=VLOOKUP([.D53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5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4];['Peptide db'.E11:.G81] ;2;0)" office:value-type="string" office:string-value="KKK" calcext:value-type="string">
            <text:p>KKK</text:p>
          </table:table-cell>
          <table:table-cell table:style-name="ce258" table:formula="of:=VLOOKUP([.D54];['Peptide db'.E11:.G81] ;3;0)" office:value-type="float" office:value="0" calcext:value-type="float">
            <text:p/>
          </table:table-cell>
          <table:table-cell table:style-name="ce258" table:formula="of:=VLOOKUP([.D54];['Peptide db'.E11:.I81] ;4;0)" office:value-type="string" office:string-value="FYGYDVAF" calcext:value-type="string">
            <text:p>FYGYDVAF</text:p>
          </table:table-cell>
          <table:table-cell table:style-name="ce260" table:formula="of:=VLOOKUP([.D54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10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5];['Peptide db'.E12:.G82] ;2;0)" office:value-type="string" office:string-value="KKK" calcext:value-type="string">
            <text:p>KKK</text:p>
          </table:table-cell>
          <table:table-cell table:style-name="ce258" table:formula="of:=VLOOKUP([.D55];['Peptide db'.E12:.G82] ;3;0)" office:value-type="float" office:value="0" calcext:value-type="float">
            <text:p/>
          </table:table-cell>
          <table:table-cell table:style-name="ce258" table:formula="of:=VLOOKUP([.D55];['Peptide db'.E12:.I82] ;4;0)" office:value-type="string" office:string-value="FYGYDVAF" calcext:value-type="string">
            <text:p>FYGYDVAF</text:p>
          </table:table-cell>
          <table:table-cell table:style-name="ce260" table:formula="of:=VLOOKUP([.D55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25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6];['Peptide db'.E13:.G83] ;2;0)" office:value-type="string" office:string-value="Ahx-KK" calcext:value-type="string">
            <text:p>Ahx-KK</text:p>
          </table:table-cell>
          <table:table-cell table:style-name="ce258" table:formula="of:=VLOOKUP([.D56];['Peptide db'.E13:.G83] ;3;0)" office:value-type="float" office:value="0" calcext:value-type="float">
            <text:p/>
          </table:table-cell>
          <table:table-cell table:style-name="ce258" table:formula="of:=VLOOKUP([.D56];['Peptide db'.E13:.I83] ;4;0)" office:value-type="string" office:string-value="FYDYDVFY" calcext:value-type="string">
            <text:p>FYDYDVFY</text:p>
          </table:table-cell>
          <table:table-cell table:style-name="ce260" table:formula="of:=VLOOKUP([.D56];['Peptide db'.E13:.I8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7];['Peptide db'.E14:.G84] ;2;0)" office:value-type="string" office:string-value="Ahx-KK" calcext:value-type="string">
            <text:p>Ahx-KK</text:p>
          </table:table-cell>
          <table:table-cell table:style-name="ce258" table:formula="of:=VLOOKUP([.D57];['Peptide db'.E14:.G84] ;3;0)" office:value-type="float" office:value="0" calcext:value-type="float">
            <text:p/>
          </table:table-cell>
          <table:table-cell table:style-name="ce258" table:formula="of:=VLOOKUP([.D57];['Peptide db'.E14:.I84] ;4;0)" office:value-type="string" office:string-value="FYDYDVFY" calcext:value-type="string">
            <text:p>FYDYDVFY</text:p>
          </table:table-cell>
          <table:table-cell table:style-name="ce260" table:formula="of:=VLOOKUP([.D57];['Peptide db'.E14:.I8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10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8];['Peptide db'.E15:.G85] ;2;0)" office:value-type="string" office:string-value="Ahx-KK" calcext:value-type="string">
            <text:p>Ahx-KK</text:p>
          </table:table-cell>
          <table:table-cell table:style-name="ce258" table:formula="of:=VLOOKUP([.D58];['Peptide db'.E15:.G85] ;3;0)" office:value-type="float" office:value="0" calcext:value-type="float">
            <text:p/>
          </table:table-cell>
          <table:table-cell table:style-name="ce258" table:formula="of:=VLOOKUP([.D58];['Peptide db'.E15:.I85] ;4;0)" office:value-type="string" office:string-value="FYDYDVFY" calcext:value-type="string">
            <text:p>FYDYDVFY</text:p>
          </table:table-cell>
          <table:table-cell table:style-name="ce260" table:formula="of:=VLOOKUP([.D58];['Peptide db'.E15:.I8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25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59];['Peptide db'.E16:.G86] ;2;0)" office:value-type="string" office:string-value="DOA-KK" calcext:value-type="string">
            <text:p>DOA-KK</text:p>
          </table:table-cell>
          <table:table-cell table:style-name="ce258" table:formula="of:=VLOOKUP([.D59];['Peptide db'.E16:.G86] ;3;0)" office:value-type="float" office:value="0" calcext:value-type="float">
            <text:p/>
          </table:table-cell>
          <table:table-cell table:style-name="ce258" table:formula="of:=VLOOKUP([.D59];['Peptide db'.E16:.I86] ;4;0)" office:value-type="string" office:string-value="FYDYDVFY" calcext:value-type="string">
            <text:p>FYDYDVFY</text:p>
          </table:table-cell>
          <table:table-cell table:style-name="ce260" table:formula="of:=VLOOKUP([.D59];['Peptide db'.E16:.I8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0];['Peptide db'.E17:.G87] ;2;0)" office:value-type="string" office:string-value="DOA-KK" calcext:value-type="string">
            <text:p>DOA-KK</text:p>
          </table:table-cell>
          <table:table-cell table:style-name="ce258" table:formula="of:=VLOOKUP([.D60];['Peptide db'.E17:.G87] ;3;0)" office:value-type="float" office:value="0" calcext:value-type="float">
            <text:p/>
          </table:table-cell>
          <table:table-cell table:style-name="ce258" table:formula="of:=VLOOKUP([.D60];['Peptide db'.E17:.I87] ;4;0)" office:value-type="string" office:string-value="FYDYDVFY" calcext:value-type="string">
            <text:p>FYDYDVFY</text:p>
          </table:table-cell>
          <table:table-cell table:style-name="ce260" table:formula="of:=VLOOKUP([.D60];['Peptide db'.E17:.I8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10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1];['Peptide db'.E18:.G88] ;2;0)" office:value-type="string" office:string-value="DOA-KK" calcext:value-type="string">
            <text:p>DOA-KK</text:p>
          </table:table-cell>
          <table:table-cell table:style-name="ce258" table:formula="of:=VLOOKUP([.D61];['Peptide db'.E18:.G88] ;3;0)" office:value-type="float" office:value="0" calcext:value-type="float">
            <text:p/>
          </table:table-cell>
          <table:table-cell table:style-name="ce258" table:formula="of:=VLOOKUP([.D61];['Peptide db'.E18:.I88] ;4;0)" office:value-type="string" office:string-value="FYDYDVFY" calcext:value-type="string">
            <text:p>FYDYDVFY</text:p>
          </table:table-cell>
          <table:table-cell table:style-name="ce260" table:formula="of:=VLOOKUP([.D61];['Peptide db'.E18:.I8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25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2];['Peptide db'.E19:.G89] ;2;0)" office:value-type="string" office:string-value="KK-SG" calcext:value-type="string">
            <text:p>KK-SG</text:p>
          </table:table-cell>
          <table:table-cell table:style-name="ce258" table:formula="of:=VLOOKUP([.D62];['Peptide db'.E19:.G89] ;3;0)" office:value-type="float" office:value="0" calcext:value-type="float">
            <text:p/>
          </table:table-cell>
          <table:table-cell table:style-name="ce258" table:formula="of:=VLOOKUP([.D62];['Peptide db'.E19:.I89] ;4;0)" office:value-type="string" office:string-value="FYDYDVFY" calcext:value-type="string">
            <text:p>FYDYDVFY</text:p>
          </table:table-cell>
          <table:table-cell table:style-name="ce260" table:formula="of:=VLOOKUP([.D62];['Peptide db'.E19:.I8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5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3];['Peptide db'.E20:.G90] ;2;0)" office:value-type="string" office:string-value="KK-SG" calcext:value-type="string">
            <text:p>KK-SG</text:p>
          </table:table-cell>
          <table:table-cell table:style-name="ce258" table:formula="of:=VLOOKUP([.D63];['Peptide db'.E20:.G90] ;3;0)" office:value-type="float" office:value="0" calcext:value-type="float">
            <text:p/>
          </table:table-cell>
          <table:table-cell table:style-name="ce258" table:formula="of:=VLOOKUP([.D63];['Peptide db'.E20:.I90] ;4;0)" office:value-type="string" office:string-value="FYDYDVFY" calcext:value-type="string">
            <text:p>FYDYDVFY</text:p>
          </table:table-cell>
          <table:table-cell table:style-name="ce260" table:formula="of:=VLOOKUP([.D63];['Peptide db'.E20:.I9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10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4];['Peptide db'.E21:.G91] ;2;0)" office:value-type="string" office:string-value="KK-SG" calcext:value-type="string">
            <text:p>KK-SG</text:p>
          </table:table-cell>
          <table:table-cell table:style-name="ce258" table:formula="of:=VLOOKUP([.D64];['Peptide db'.E21:.G91] ;3;0)" office:value-type="float" office:value="0" calcext:value-type="float">
            <text:p/>
          </table:table-cell>
          <table:table-cell table:style-name="ce258" table:formula="of:=VLOOKUP([.D64];['Peptide db'.E21:.I91] ;4;0)" office:value-type="string" office:string-value="FYDYDVFY" calcext:value-type="string">
            <text:p>FYDYDVFY</text:p>
          </table:table-cell>
          <table:table-cell table:style-name="ce260" table:formula="of:=VLOOKUP([.D64];['Peptide db'.E21:.I9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25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2:.G92] ;2;0)" office:value-type="float" office:value="0" calcext:value-type="float">
            <text:p/>
          </table:table-cell>
          <table:table-cell table:style-name="ce258" table:formula="of:=VLOOKUP([.D65];['Peptide db'.E22:.G92] ;3;0)" office:value-type="string" office:string-value="ßAßAßA" calcext:value-type="string">
            <text:p>ßAßAßA</text:p>
          </table:table-cell>
          <table:table-cell table:style-name="ce258" table:formula="of:=VLOOKUP([.D65];['Peptide db'.E22:.I92] ;4;0)" office:value-type="string" office:string-value="FYDYDVFY" calcext:value-type="string">
            <text:p>FYDYDVFY</text:p>
          </table:table-cell>
          <table:table-cell table:style-name="ce260" table:formula="of:=VLOOKUP([.D65];['Peptide db'.E22:.I9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5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3:.G93] ;2;0)" office:value-type="float" office:value="0" calcext:value-type="float">
            <text:p/>
          </table:table-cell>
          <table:table-cell table:style-name="ce258" table:formula="of:=VLOOKUP([.D65];['Peptide db'.E23:.G93] ;3;0)" office:value-type="string" office:string-value="ßAßAßA" calcext:value-type="string">
            <text:p>ßAßAßA</text:p>
          </table:table-cell>
          <table:table-cell table:style-name="ce258" table:formula="of:=VLOOKUP([.D65];['Peptide db'.E23:.I93] ;4;0)" office:value-type="string" office:string-value="FYDYDVFY" calcext:value-type="string">
            <text:p>FYDYDVFY</text:p>
          </table:table-cell>
          <table:table-cell table:style-name="ce260" table:formula="of:=VLOOKUP([.D65];['Peptide db'.E23:.I9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10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6];['Peptide db'.E24:.G94] ;2;0)" office:value-type="float" office:value="0" calcext:value-type="float">
            <text:p/>
          </table:table-cell>
          <table:table-cell table:style-name="ce258" table:formula="of:=VLOOKUP([.D66];['Peptide db'.E24:.G94] ;3;0)" office:value-type="string" office:string-value="ßAßAßA" calcext:value-type="string">
            <text:p>ßAßAßA</text:p>
          </table:table-cell>
          <table:table-cell table:style-name="ce258" table:formula="of:=VLOOKUP([.D66];['Peptide db'.E24:.I94] ;4;0)" office:value-type="string" office:string-value="FYDYDVFY" calcext:value-type="string">
            <text:p>FYDYDVFY</text:p>
          </table:table-cell>
          <table:table-cell table:style-name="ce260" table:formula="of:=VLOOKUP([.D66];['Peptide db'.E24:.I9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25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8];['Peptide db'.E25:.G95] ;2;0)" office:value-type="float" office:value="0" calcext:value-type="float">
            <text:p/>
          </table:table-cell>
          <table:table-cell table:style-name="ce258" table:formula="of:=VLOOKUP([.D68];['Peptide db'.E25:.G95] ;3;0)" office:value-type="string" office:string-value="ßAßAK" calcext:value-type="string">
            <text:p>ßAßAK</text:p>
          </table:table-cell>
          <table:table-cell table:style-name="ce258" table:formula="of:=VLOOKUP([.D68];['Peptide db'.E25:.I95] ;4;0)" office:value-type="string" office:string-value="FYDYDVFY" calcext:value-type="string">
            <text:p>FYDYDVFY</text:p>
          </table:table-cell>
          <table:table-cell table:style-name="ce260" table:formula="of:=VLOOKUP([.D68];['Peptide db'.E25:.I9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5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9];['Peptide db'.E2:.G96] ;2;0)" office:value-type="float" office:value="0" calcext:value-type="float">
            <text:p/>
          </table:table-cell>
          <table:table-cell table:style-name="ce258" table:formula="of:=VLOOKUP([.D69];['Peptide db'.E2:.G96] ;3;0)" office:value-type="string" office:string-value="ßAßAK" calcext:value-type="string">
            <text:p>ßAßAK</text:p>
          </table:table-cell>
          <table:table-cell table:style-name="ce258" table:formula="of:=VLOOKUP([.D69];['Peptide db'.E2:.I96] ;4;0)" office:value-type="string" office:string-value="FYDYDVFY" calcext:value-type="string">
            <text:p>FYDYDVFY</text:p>
          </table:table-cell>
          <table:table-cell table:style-name="ce260" table:formula="of:=VLOOKUP([.D69];['Peptide db'.E2:.I9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10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70];['Peptide db'.E3:.G97] ;2;0)" office:value-type="float" office:value="0" calcext:value-type="float">
            <text:p/>
          </table:table-cell>
          <table:table-cell table:style-name="ce258" table:formula="of:=VLOOKUP([.D70];['Peptide db'.E3:.G97] ;3;0)" office:value-type="string" office:string-value="ßAßAK" calcext:value-type="string">
            <text:p>ßAßAK</text:p>
          </table:table-cell>
          <table:table-cell table:style-name="ce258" table:formula="of:=VLOOKUP([.D70];['Peptide db'.E3:.I97] ;4;0)" office:value-type="string" office:string-value="FYDYDVFY" calcext:value-type="string">
            <text:p>FYDYDVFY</text:p>
          </table:table-cell>
          <table:table-cell table:style-name="ce260" table:formula="of:=VLOOKUP([.D70];['Peptide db'.E3:.I9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25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1];['Peptide db'.E4:.G98] ;2;0)" office:value-type="string" office:string-value="KKK" calcext:value-type="string">
            <text:p>KKK</text:p>
          </table:table-cell>
          <table:table-cell table:style-name="ce258" table:formula="of:=VLOOKUP([.D71];['Peptide db'.E4:.G98] ;3;0)" office:value-type="float" office:value="0" calcext:value-type="float">
            <text:p/>
          </table:table-cell>
          <table:table-cell table:style-name="ce258" table:formula="of:=VLOOKUP([.D71];['Peptide db'.E4:.I98] ;4;0)" office:value-type="string" office:string-value="FYDYDVFY" calcext:value-type="string">
            <text:p>FYDYDVFY</text:p>
          </table:table-cell>
          <table:table-cell table:style-name="ce260" table:formula="of:=VLOOKUP([.D71];['Peptide db'.E4:.I9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5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2];['Peptide db'.E5:.G99] ;2;0)" office:value-type="string" office:string-value="KKK" calcext:value-type="string">
            <text:p>KKK</text:p>
          </table:table-cell>
          <table:table-cell table:style-name="ce258" table:formula="of:=VLOOKUP([.D72];['Peptide db'.E5:.G99] ;3;0)" office:value-type="float" office:value="0" calcext:value-type="float">
            <text:p/>
          </table:table-cell>
          <table:table-cell table:style-name="ce258" table:formula="of:=VLOOKUP([.D72];['Peptide db'.E5:.I99] ;4;0)" office:value-type="string" office:string-value="FYDYDVFY" calcext:value-type="string">
            <text:p>FYDYDVFY</text:p>
          </table:table-cell>
          <table:table-cell table:style-name="ce260" table:formula="of:=VLOOKUP([.D72];['Peptide db'.E5:.I9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10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3];['Peptide db'.E6:.G100] ;2;0)" office:value-type="string" office:string-value="KKK" calcext:value-type="string">
            <text:p>KKK</text:p>
          </table:table-cell>
          <table:table-cell table:style-name="ce258" table:formula="of:=VLOOKUP([.D73];['Peptide db'.E6:.G100] ;3;0)" office:value-type="float" office:value="0" calcext:value-type="float">
            <text:p/>
          </table:table-cell>
          <table:table-cell table:style-name="ce258" table:formula="of:=VLOOKUP([.D73];['Peptide db'.E6:.I100] ;4;0)" office:value-type="string" office:string-value="FYDYDVFY" calcext:value-type="string">
            <text:p>FYDYDVFY</text:p>
          </table:table-cell>
          <table:table-cell table:style-name="ce260" table:formula="of:=VLOOKUP([.D73];['Peptide db'.E6:.I10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3</text:p>
          </table:table-cell>
          <table:table-cell table:style-name="ce256" table:content-validation-name="val27"/>
          <table:table-cell table:style-name="ce258" table:formula="of:=VLOOKUP([.D74];['Peptide db'.E7:.G101] ;2;0)" office:value-type="string" office:string-value="" calcext:value-type="error">
            <text:p>#N/A</text:p>
          </table:table-cell>
          <table:table-cell table:style-name="ce258" table:formula="of:=VLOOKUP([.D74];['Peptide db'.E7:.G101] ;3;0)" office:value-type="string" office:string-value="" calcext:value-type="error">
            <text:p>#N/A</text:p>
          </table:table-cell>
          <table:table-cell table:style-name="ce258" table:formula="of:=VLOOKUP([.D74];['Peptide db'.E7:.I101] ;4;0)" office:value-type="string" office:string-value="" calcext:value-type="error">
            <text:p>#N/A</text:p>
          </table:table-cell>
          <table:table-cell table:style-name="ce260" table:formula="of:=VLOOKUP([.D74];['Peptide db'.E7:.I10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4</text:p>
          </table:table-cell>
          <table:table-cell table:style-name="ce256" table:content-validation-name="val27"/>
          <table:table-cell table:style-name="ce258" table:formula="of:=VLOOKUP([.D75];['Peptide db'.E8:.G102] ;2;0)" office:value-type="string" office:string-value="" calcext:value-type="error">
            <text:p>#N/A</text:p>
          </table:table-cell>
          <table:table-cell table:style-name="ce258" table:formula="of:=VLOOKUP([.D75];['Peptide db'.E8:.G102] ;3;0)" office:value-type="string" office:string-value="" calcext:value-type="error">
            <text:p>#N/A</text:p>
          </table:table-cell>
          <table:table-cell table:style-name="ce258" table:formula="of:=VLOOKUP([.D75];['Peptide db'.E8:.I102] ;4;0)" office:value-type="string" office:string-value="" calcext:value-type="error">
            <text:p>#N/A</text:p>
          </table:table-cell>
          <table:table-cell table:style-name="ce260" table:formula="of:=VLOOKUP([.D75];['Peptide db'.E8:.I10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5</text:p>
          </table:table-cell>
          <table:table-cell table:style-name="ce256" table:content-validation-name="val27"/>
          <table:table-cell table:style-name="ce258" table:formula="of:=VLOOKUP([.D76];['Peptide db'.E9:.G103] ;2;0)" office:value-type="string" office:string-value="" calcext:value-type="error">
            <text:p>#N/A</text:p>
          </table:table-cell>
          <table:table-cell table:style-name="ce258" table:formula="of:=VLOOKUP([.D76];['Peptide db'.E9:.G103] ;3;0)" office:value-type="string" office:string-value="" calcext:value-type="error">
            <text:p>#N/A</text:p>
          </table:table-cell>
          <table:table-cell table:style-name="ce258" table:formula="of:=VLOOKUP([.D76];['Peptide db'.E9:.I103] ;4;0)" office:value-type="string" office:string-value="" calcext:value-type="error">
            <text:p>#N/A</text:p>
          </table:table-cell>
          <table:table-cell table:style-name="ce260" table:formula="of:=VLOOKUP([.D76];['Peptide db'.E9:.I10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6</text:p>
          </table:table-cell>
          <table:table-cell table:style-name="ce256" table:content-validation-name="val27"/>
          <table:table-cell table:style-name="ce258" table:formula="of:=VLOOKUP([.D77];['Peptide db'.E10:.G104] ;2;0)" office:value-type="string" office:string-value="" calcext:value-type="error">
            <text:p>#N/A</text:p>
          </table:table-cell>
          <table:table-cell table:style-name="ce258" table:formula="of:=VLOOKUP([.D77];['Peptide db'.E10:.G104] ;3;0)" office:value-type="string" office:string-value="" calcext:value-type="error">
            <text:p>#N/A</text:p>
          </table:table-cell>
          <table:table-cell table:style-name="ce258" table:formula="of:=VLOOKUP([.D77];['Peptide db'.E10:.I104] ;4;0)" office:value-type="string" office:string-value="" calcext:value-type="error">
            <text:p>#N/A</text:p>
          </table:table-cell>
          <table:table-cell table:style-name="ce260" table:formula="of:=VLOOKUP([.D77];['Peptide db'.E10:.I10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7</text:p>
          </table:table-cell>
          <table:table-cell table:style-name="ce256" table:content-validation-name="val27"/>
          <table:table-cell table:style-name="ce258" table:formula="of:=VLOOKUP([.D78];['Peptide db'.E11:.G105] ;2;0)" office:value-type="string" office:string-value="" calcext:value-type="error">
            <text:p>#N/A</text:p>
          </table:table-cell>
          <table:table-cell table:style-name="ce258" table:formula="of:=VLOOKUP([.D78];['Peptide db'.E11:.G105] ;3;0)" office:value-type="string" office:string-value="" calcext:value-type="error">
            <text:p>#N/A</text:p>
          </table:table-cell>
          <table:table-cell table:style-name="ce258" table:formula="of:=VLOOKUP([.D78];['Peptide db'.E11:.I105] ;4;0)" office:value-type="string" office:string-value="" calcext:value-type="error">
            <text:p>#N/A</text:p>
          </table:table-cell>
          <table:table-cell table:style-name="ce260" table:formula="of:=VLOOKUP([.D78];['Peptide db'.E11:.I10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8</text:p>
          </table:table-cell>
          <table:table-cell table:style-name="ce256" table:content-validation-name="val27"/>
          <table:table-cell table:style-name="ce258" table:formula="of:=VLOOKUP([.D79];['Peptide db'.E12:.G106] ;2;0)" office:value-type="string" office:string-value="" calcext:value-type="error">
            <text:p>#N/A</text:p>
          </table:table-cell>
          <table:table-cell table:style-name="ce258" table:formula="of:=VLOOKUP([.D79];['Peptide db'.E12:.G106] ;3;0)" office:value-type="string" office:string-value="" calcext:value-type="error">
            <text:p>#N/A</text:p>
          </table:table-cell>
          <table:table-cell table:style-name="ce258" table:formula="of:=VLOOKUP([.D79];['Peptide db'.E12:.I106] ;4;0)" office:value-type="string" office:string-value="" calcext:value-type="error">
            <text:p>#N/A</text:p>
          </table:table-cell>
          <table:table-cell table:style-name="ce260" table:formula="of:=VLOOKUP([.D79];['Peptide db'.E12:.I10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9</text:p>
          </table:table-cell>
          <table:table-cell table:style-name="ce256" table:content-validation-name="val27"/>
          <table:table-cell table:style-name="ce258" table:formula="of:=VLOOKUP([.D80];['Peptide db'.E13:.G107] ;2;0)" office:value-type="string" office:string-value="" calcext:value-type="error">
            <text:p>#N/A</text:p>
          </table:table-cell>
          <table:table-cell table:style-name="ce258" table:formula="of:=VLOOKUP([.D80];['Peptide db'.E13:.G107] ;3;0)" office:value-type="string" office:string-value="" calcext:value-type="error">
            <text:p>#N/A</text:p>
          </table:table-cell>
          <table:table-cell table:style-name="ce258" table:formula="of:=VLOOKUP([.D80];['Peptide db'.E13:.I107] ;4;0)" office:value-type="string" office:string-value="" calcext:value-type="error">
            <text:p>#N/A</text:p>
          </table:table-cell>
          <table:table-cell table:style-name="ce260" table:formula="of:=VLOOKUP([.D80];['Peptide db'.E13:.I10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0</text:p>
          </table:table-cell>
          <table:table-cell table:style-name="ce256" table:content-validation-name="val27"/>
          <table:table-cell table:style-name="ce258" table:formula="of:=VLOOKUP([.D81];['Peptide db'.E14:.G108] ;2;0)" office:value-type="string" office:string-value="" calcext:value-type="error">
            <text:p>#N/A</text:p>
          </table:table-cell>
          <table:table-cell table:style-name="ce258" table:formula="of:=VLOOKUP([.D81];['Peptide db'.E14:.G108] ;3;0)" office:value-type="string" office:string-value="" calcext:value-type="error">
            <text:p>#N/A</text:p>
          </table:table-cell>
          <table:table-cell table:style-name="ce258" table:formula="of:=VLOOKUP([.D81];['Peptide db'.E14:.I108] ;4;0)" office:value-type="string" office:string-value="" calcext:value-type="error">
            <text:p>#N/A</text:p>
          </table:table-cell>
          <table:table-cell table:style-name="ce260" table:formula="of:=VLOOKUP([.D81];['Peptide db'.E14:.I10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1</text:p>
          </table:table-cell>
          <table:table-cell table:style-name="ce256" table:content-validation-name="val27"/>
          <table:table-cell table:style-name="ce258" table:formula="of:=VLOOKUP([.D82];['Peptide db'.E15:.G109] ;2;0)" office:value-type="string" office:string-value="" calcext:value-type="error">
            <text:p>#N/A</text:p>
          </table:table-cell>
          <table:table-cell table:style-name="ce258" table:formula="of:=VLOOKUP([.D82];['Peptide db'.E15:.G109] ;3;0)" office:value-type="string" office:string-value="" calcext:value-type="error">
            <text:p>#N/A</text:p>
          </table:table-cell>
          <table:table-cell table:style-name="ce258" table:formula="of:=VLOOKUP([.D82];['Peptide db'.E15:.I109] ;4;0)" office:value-type="string" office:string-value="" calcext:value-type="error">
            <text:p>#N/A</text:p>
          </table:table-cell>
          <table:table-cell table:style-name="ce260" table:formula="of:=VLOOKUP([.D82];['Peptide db'.E15:.I10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2</text:p>
          </table:table-cell>
          <table:table-cell table:style-name="ce256" table:content-validation-name="val27"/>
          <table:table-cell table:style-name="ce258" table:formula="of:=VLOOKUP([.D83];['Peptide db'.E16:.G110] ;2;0)" office:value-type="string" office:string-value="" calcext:value-type="error">
            <text:p>#N/A</text:p>
          </table:table-cell>
          <table:table-cell table:style-name="ce258" table:formula="of:=VLOOKUP([.D83];['Peptide db'.E16:.G110] ;3;0)" office:value-type="string" office:string-value="" calcext:value-type="error">
            <text:p>#N/A</text:p>
          </table:table-cell>
          <table:table-cell table:style-name="ce258" table:formula="of:=VLOOKUP([.D83];['Peptide db'.E16:.I110] ;4;0)" office:value-type="string" office:string-value="" calcext:value-type="error">
            <text:p>#N/A</text:p>
          </table:table-cell>
          <table:table-cell table:style-name="ce260" table:formula="of:=VLOOKUP([.D83];['Peptide db'.E16:.I11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3</text:p>
          </table:table-cell>
          <table:table-cell table:style-name="ce256" table:content-validation-name="val27"/>
          <table:table-cell table:style-name="ce258" table:formula="of:=VLOOKUP([.D84];['Peptide db'.E17:.G111] ;2;0)" office:value-type="string" office:string-value="" calcext:value-type="error">
            <text:p>#N/A</text:p>
          </table:table-cell>
          <table:table-cell table:style-name="ce258" table:formula="of:=VLOOKUP([.D84];['Peptide db'.E17:.G111] ;3;0)" office:value-type="string" office:string-value="" calcext:value-type="error">
            <text:p>#N/A</text:p>
          </table:table-cell>
          <table:table-cell table:style-name="ce258" table:formula="of:=VLOOKUP([.D84];['Peptide db'.E17:.I111] ;4;0)" office:value-type="string" office:string-value="" calcext:value-type="error">
            <text:p>#N/A</text:p>
          </table:table-cell>
          <table:table-cell table:style-name="ce260" table:formula="of:=VLOOKUP([.D84];['Peptide db'.E17:.I11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4</text:p>
          </table:table-cell>
          <table:table-cell table:style-name="ce256" table:content-validation-name="val27"/>
          <table:table-cell table:style-name="ce258" table:formula="of:=VLOOKUP([.D85];['Peptide db'.E18:.G112] ;2;0)" office:value-type="string" office:string-value="" calcext:value-type="error">
            <text:p>#N/A</text:p>
          </table:table-cell>
          <table:table-cell table:style-name="ce258" table:formula="of:=VLOOKUP([.D85];['Peptide db'.E18:.G112] ;3;0)" office:value-type="string" office:string-value="" calcext:value-type="error">
            <text:p>#N/A</text:p>
          </table:table-cell>
          <table:table-cell table:style-name="ce258" table:formula="of:=VLOOKUP([.D85];['Peptide db'.E18:.I112] ;4;0)" office:value-type="string" office:string-value="" calcext:value-type="error">
            <text:p>#N/A</text:p>
          </table:table-cell>
          <table:table-cell table:style-name="ce260" table:formula="of:=VLOOKUP([.D85];['Peptide db'.E18:.I11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5</text:p>
          </table:table-cell>
          <table:table-cell table:style-name="ce256" table:content-validation-name="val27"/>
          <table:table-cell table:style-name="ce258" table:formula="of:=VLOOKUP([.D86];['Peptide db'.E19:.G113] ;2;0)" office:value-type="string" office:string-value="" calcext:value-type="error">
            <text:p>#N/A</text:p>
          </table:table-cell>
          <table:table-cell table:style-name="ce258" table:formula="of:=VLOOKUP([.D86];['Peptide db'.E19:.G113] ;3;0)" office:value-type="string" office:string-value="" calcext:value-type="error">
            <text:p>#N/A</text:p>
          </table:table-cell>
          <table:table-cell table:style-name="ce258" table:formula="of:=VLOOKUP([.D86];['Peptide db'.E19:.I113] ;4;0)" office:value-type="string" office:string-value="" calcext:value-type="error">
            <text:p>#N/A</text:p>
          </table:table-cell>
          <table:table-cell table:style-name="ce260" table:formula="of:=VLOOKUP([.D86];['Peptide db'.E19:.I11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6</text:p>
          </table:table-cell>
          <table:table-cell table:style-name="ce256" table:content-validation-name="val27"/>
          <table:table-cell table:style-name="ce258" table:formula="of:=VLOOKUP([.D87];['Peptide db'.E20:.G114] ;2;0)" office:value-type="string" office:string-value="" calcext:value-type="error">
            <text:p>#N/A</text:p>
          </table:table-cell>
          <table:table-cell table:style-name="ce258" table:formula="of:=VLOOKUP([.D87];['Peptide db'.E20:.G114] ;3;0)" office:value-type="string" office:string-value="" calcext:value-type="error">
            <text:p>#N/A</text:p>
          </table:table-cell>
          <table:table-cell table:style-name="ce258" table:formula="of:=VLOOKUP([.D87];['Peptide db'.E20:.I114] ;4;0)" office:value-type="string" office:string-value="" calcext:value-type="error">
            <text:p>#N/A</text:p>
          </table:table-cell>
          <table:table-cell table:style-name="ce260" table:formula="of:=VLOOKUP([.D87];['Peptide db'.E20:.I11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7</text:p>
          </table:table-cell>
          <table:table-cell table:style-name="ce256" table:content-validation-name="val27"/>
          <table:table-cell table:style-name="ce258" table:formula="of:=VLOOKUP([.D88];['Peptide db'.E21:.G115] ;2;0)" office:value-type="string" office:string-value="" calcext:value-type="error">
            <text:p>#N/A</text:p>
          </table:table-cell>
          <table:table-cell table:style-name="ce258" table:formula="of:=VLOOKUP([.D88];['Peptide db'.E21:.G115] ;3;0)" office:value-type="string" office:string-value="" calcext:value-type="error">
            <text:p>#N/A</text:p>
          </table:table-cell>
          <table:table-cell table:style-name="ce258" table:formula="of:=VLOOKUP([.D88];['Peptide db'.E21:.I115] ;4;0)" office:value-type="string" office:string-value="" calcext:value-type="error">
            <text:p>#N/A</text:p>
          </table:table-cell>
          <table:table-cell table:style-name="ce260" table:formula="of:=VLOOKUP([.D88];['Peptide db'.E21:.I11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8</text:p>
          </table:table-cell>
          <table:table-cell table:style-name="ce256" table:content-validation-name="val27"/>
          <table:table-cell table:style-name="ce258" table:formula="of:=VLOOKUP([.D89];['Peptide db'.E22:.G116] ;2;0)" office:value-type="string" office:string-value="" calcext:value-type="error">
            <text:p>#N/A</text:p>
          </table:table-cell>
          <table:table-cell table:style-name="ce258" table:formula="of:=VLOOKUP([.D89];['Peptide db'.E22:.G116] ;3;0)" office:value-type="string" office:string-value="" calcext:value-type="error">
            <text:p>#N/A</text:p>
          </table:table-cell>
          <table:table-cell table:style-name="ce258" table:formula="of:=VLOOKUP([.D89];['Peptide db'.E22:.I116] ;4;0)" office:value-type="string" office:string-value="" calcext:value-type="error">
            <text:p>#N/A</text:p>
          </table:table-cell>
          <table:table-cell table:style-name="ce260" table:formula="of:=VLOOKUP([.D89];['Peptide db'.E22:.I11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9</text:p>
          </table:table-cell>
          <table:table-cell table:style-name="ce256" table:content-validation-name="val27"/>
          <table:table-cell table:style-name="ce258" table:formula="of:=VLOOKUP([.D90];['Peptide db'.E23:.G117] ;2;0)" office:value-type="string" office:string-value="" calcext:value-type="error">
            <text:p>#N/A</text:p>
          </table:table-cell>
          <table:table-cell table:style-name="ce258" table:formula="of:=VLOOKUP([.D90];['Peptide db'.E23:.G117] ;3;0)" office:value-type="string" office:string-value="" calcext:value-type="error">
            <text:p>#N/A</text:p>
          </table:table-cell>
          <table:table-cell table:style-name="ce258" table:formula="of:=VLOOKUP([.D90];['Peptide db'.E23:.I117] ;4;0)" office:value-type="string" office:string-value="" calcext:value-type="error">
            <text:p>#N/A</text:p>
          </table:table-cell>
          <table:table-cell table:style-name="ce260" table:formula="of:=VLOOKUP([.D90];['Peptide db'.E23:.I11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0</text:p>
          </table:table-cell>
          <table:table-cell table:style-name="ce256" table:content-validation-name="val27"/>
          <table:table-cell table:style-name="ce258" table:formula="of:=VLOOKUP([.D91];['Peptide db'.E24:.G118] ;2;0)" office:value-type="string" office:string-value="" calcext:value-type="error">
            <text:p>#N/A</text:p>
          </table:table-cell>
          <table:table-cell table:style-name="ce258" table:formula="of:=VLOOKUP([.D91];['Peptide db'.E24:.G118] ;3;0)" office:value-type="string" office:string-value="" calcext:value-type="error">
            <text:p>#N/A</text:p>
          </table:table-cell>
          <table:table-cell table:style-name="ce258" table:formula="of:=VLOOKUP([.D91];['Peptide db'.E24:.I118] ;4;0)" office:value-type="string" office:string-value="" calcext:value-type="error">
            <text:p>#N/A</text:p>
          </table:table-cell>
          <table:table-cell table:style-name="ce260" table:formula="of:=VLOOKUP([.D91];['Peptide db'.E24:.I11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1</text:p>
          </table:table-cell>
          <table:table-cell table:style-name="ce256" table:content-validation-name="val27"/>
          <table:table-cell table:style-name="ce258" table:formula="of:=VLOOKUP([.D92];['Peptide db'.E25:.G119] ;2;0)" office:value-type="string" office:string-value="" calcext:value-type="error">
            <text:p>#N/A</text:p>
          </table:table-cell>
          <table:table-cell table:style-name="ce258" table:formula="of:=VLOOKUP([.D92];['Peptide db'.E25:.G119] ;3;0)" office:value-type="string" office:string-value="" calcext:value-type="error">
            <text:p>#N/A</text:p>
          </table:table-cell>
          <table:table-cell table:style-name="ce258" table:formula="of:=VLOOKUP([.D92];['Peptide db'.E25:.I119] ;4;0)" office:value-type="string" office:string-value="" calcext:value-type="error">
            <text:p>#N/A</text:p>
          </table:table-cell>
          <table:table-cell table:style-name="ce260" table:formula="of:=VLOOKUP([.D92];['Peptide db'.E25:.I11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2</text:p>
          </table:table-cell>
          <table:table-cell table:style-name="ce256" table:content-validation-name="val27"/>
          <table:table-cell table:style-name="ce258" table:formula="of:=VLOOKUP([.D93];['Peptide db'.E26:.G120] ;2;0)" office:value-type="string" office:string-value="" calcext:value-type="error">
            <text:p>#N/A</text:p>
          </table:table-cell>
          <table:table-cell table:style-name="ce258" table:formula="of:=VLOOKUP([.D93];['Peptide db'.E26:.G120] ;3;0)" office:value-type="string" office:string-value="" calcext:value-type="error">
            <text:p>#N/A</text:p>
          </table:table-cell>
          <table:table-cell table:style-name="ce258" table:formula="of:=VLOOKUP([.D93];['Peptide db'.E26:.I120] ;4;0)" office:value-type="string" office:string-value="" calcext:value-type="error">
            <text:p>#N/A</text:p>
          </table:table-cell>
          <table:table-cell table:style-name="ce260" table:formula="of:=VLOOKUP([.D93];['Peptide db'.E26:.I12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3</text:p>
          </table:table-cell>
          <table:table-cell table:style-name="ce256" table:content-validation-name="val27"/>
          <table:table-cell table:style-name="ce258" table:formula="of:=VLOOKUP([.D94];['Peptide db'.E27:.G121] ;2;0)" office:value-type="string" office:string-value="" calcext:value-type="error">
            <text:p>#N/A</text:p>
          </table:table-cell>
          <table:table-cell table:style-name="ce258" table:formula="of:=VLOOKUP([.D94];['Peptide db'.E27:.G121] ;3;0)" office:value-type="string" office:string-value="" calcext:value-type="error">
            <text:p>#N/A</text:p>
          </table:table-cell>
          <table:table-cell table:style-name="ce258" table:formula="of:=VLOOKUP([.D94];['Peptide db'.E27:.I121] ;4;0)" office:value-type="string" office:string-value="" calcext:value-type="error">
            <text:p>#N/A</text:p>
          </table:table-cell>
          <table:table-cell table:style-name="ce260" table:formula="of:=VLOOKUP([.D94];['Peptide db'.E27:.I12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4</text:p>
          </table:table-cell>
          <table:table-cell table:style-name="ce256" table:content-validation-name="val27"/>
          <table:table-cell table:style-name="ce258" table:formula="of:=VLOOKUP([.D95];['Peptide db'.E28:.G122] ;2;0)" office:value-type="string" office:string-value="" calcext:value-type="error">
            <text:p>#N/A</text:p>
          </table:table-cell>
          <table:table-cell table:style-name="ce258" table:formula="of:=VLOOKUP([.D95];['Peptide db'.E28:.G122] ;3;0)" office:value-type="string" office:string-value="" calcext:value-type="error">
            <text:p>#N/A</text:p>
          </table:table-cell>
          <table:table-cell table:style-name="ce258" table:formula="of:=VLOOKUP([.D95];['Peptide db'.E28:.I122] ;4;0)" office:value-type="string" office:string-value="" calcext:value-type="error">
            <text:p>#N/A</text:p>
          </table:table-cell>
          <table:table-cell table:style-name="ce260" table:formula="of:=VLOOKUP([.D95];['Peptide db'.E28:.I12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5</text:p>
          </table:table-cell>
          <table:table-cell table:style-name="ce256" table:content-validation-name="val27"/>
          <table:table-cell table:style-name="ce258" table:formula="of:=VLOOKUP([.D96];['Peptide db'.E29:.G123] ;2;0)" office:value-type="string" office:string-value="" calcext:value-type="error">
            <text:p>#N/A</text:p>
          </table:table-cell>
          <table:table-cell table:style-name="ce258" table:formula="of:=VLOOKUP([.D96];['Peptide db'.E29:.G123] ;3;0)" office:value-type="string" office:string-value="" calcext:value-type="error">
            <text:p>#N/A</text:p>
          </table:table-cell>
          <table:table-cell table:style-name="ce258" table:formula="of:=VLOOKUP([.D96];['Peptide db'.E29:.I123] ;4;0)" office:value-type="string" office:string-value="" calcext:value-type="error">
            <text:p>#N/A</text:p>
          </table:table-cell>
          <table:table-cell table:style-name="ce260" table:formula="of:=VLOOKUP([.D96];['Peptide db'.E29:.I12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6</text:p>
          </table:table-cell>
          <table:table-cell table:style-name="ce256" table:content-validation-name="val27"/>
          <table:table-cell table:style-name="ce258" table:formula="of:=VLOOKUP([.D97];['Peptide db'.E30:.G124] ;2;0)" office:value-type="string" office:string-value="" calcext:value-type="error">
            <text:p>#N/A</text:p>
          </table:table-cell>
          <table:table-cell table:style-name="ce258" table:formula="of:=VLOOKUP([.D97];['Peptide db'.E30:.G124] ;3;0)" office:value-type="string" office:string-value="" calcext:value-type="error">
            <text:p>#N/A</text:p>
          </table:table-cell>
          <table:table-cell table:style-name="ce258" table:formula="of:=VLOOKUP([.D97];['Peptide db'.E30:.I124] ;4;0)" office:value-type="string" office:string-value="" calcext:value-type="error">
            <text:p>#N/A</text:p>
          </table:table-cell>
          <table:table-cell table:style-name="ce260" table:formula="of:=VLOOKUP([.D97];['Peptide db'.E30:.I12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7</text:p>
          </table:table-cell>
          <table:table-cell table:style-name="ce256" table:content-validation-name="val27"/>
          <table:table-cell table:style-name="ce258" table:formula="of:=VLOOKUP([.D98];['Peptide db'.E31:.G125] ;2;0)" office:value-type="string" office:string-value="" calcext:value-type="error">
            <text:p>#N/A</text:p>
          </table:table-cell>
          <table:table-cell table:style-name="ce258" table:formula="of:=VLOOKUP([.D98];['Peptide db'.E31:.G125] ;3;0)" office:value-type="string" office:string-value="" calcext:value-type="error">
            <text:p>#N/A</text:p>
          </table:table-cell>
          <table:table-cell table:style-name="ce258" table:formula="of:=VLOOKUP([.D98];['Peptide db'.E31:.I125] ;4;0)" office:value-type="string" office:string-value="" calcext:value-type="error">
            <text:p>#N/A</text:p>
          </table:table-cell>
          <table:table-cell table:style-name="ce260" table:formula="of:=VLOOKUP([.D98];['Peptide db'.E31:.I12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8</text:p>
          </table:table-cell>
          <table:table-cell table:style-name="ce256" table:content-validation-name="val27"/>
          <table:table-cell table:style-name="ce258" table:formula="of:=VLOOKUP([.D99];['Peptide db'.E32:.G126] ;2;0)" office:value-type="string" office:string-value="" calcext:value-type="error">
            <text:p>#N/A</text:p>
          </table:table-cell>
          <table:table-cell table:style-name="ce258" table:formula="of:=VLOOKUP([.D99];['Peptide db'.E32:.G126] ;3;0)" office:value-type="string" office:string-value="" calcext:value-type="error">
            <text:p>#N/A</text:p>
          </table:table-cell>
          <table:table-cell table:style-name="ce258" table:formula="of:=VLOOKUP([.D99];['Peptide db'.E32:.I126] ;4;0)" office:value-type="string" office:string-value="" calcext:value-type="error">
            <text:p>#N/A</text:p>
          </table:table-cell>
          <table:table-cell table:style-name="ce260" table:formula="of:=VLOOKUP([.D99];['Peptide db'.E32:.I12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9</text:p>
          </table:table-cell>
          <table:table-cell table:style-name="ce256" table:content-validation-name="val27"/>
          <table:table-cell table:style-name="ce258" table:formula="of:=VLOOKUP([.D100];['Peptide db'.E33:.G127] ;2;0)" office:value-type="string" office:string-value="" calcext:value-type="error">
            <text:p>#N/A</text:p>
          </table:table-cell>
          <table:table-cell table:style-name="ce258" table:formula="of:=VLOOKUP([.D100];['Peptide db'.E33:.G127] ;3;0)" office:value-type="string" office:string-value="" calcext:value-type="error">
            <text:p>#N/A</text:p>
          </table:table-cell>
          <table:table-cell table:style-name="ce258" table:formula="of:=VLOOKUP([.D100];['Peptide db'.E33:.I127] ;4;0)" office:value-type="string" office:string-value="" calcext:value-type="error">
            <text:p>#N/A</text:p>
          </table:table-cell>
          <table:table-cell table:style-name="ce260" table:formula="of:=VLOOKUP([.D100];['Peptide db'.E33:.I12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0</text:p>
          </table:table-cell>
          <table:table-cell table:style-name="ce256" table:content-validation-name="val27"/>
          <table:table-cell table:style-name="ce258" table:formula="of:=VLOOKUP([.D101];['Peptide db'.E34:.G128] ;2;0)" office:value-type="string" office:string-value="" calcext:value-type="error">
            <text:p>#N/A</text:p>
          </table:table-cell>
          <table:table-cell table:style-name="ce258" table:formula="of:=VLOOKUP([.D101];['Peptide db'.E34:.G128] ;3;0)" office:value-type="string" office:string-value="" calcext:value-type="error">
            <text:p>#N/A</text:p>
          </table:table-cell>
          <table:table-cell table:style-name="ce258" table:formula="of:=VLOOKUP([.D101];['Peptide db'.E34:.I128] ;4;0)" office:value-type="string" office:string-value="" calcext:value-type="error">
            <text:p>#N/A</text:p>
          </table:table-cell>
          <table:table-cell table:style-name="ce260" table:formula="of:=VLOOKUP([.D101];['Peptide db'.E34:.I12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1</text:p>
          </table:table-cell>
          <table:table-cell table:style-name="ce256" table:content-validation-name="val27"/>
          <table:table-cell table:style-name="ce258" table:formula="of:=VLOOKUP([.D102];['Peptide db'.E35:.G129] ;2;0)" office:value-type="string" office:string-value="" calcext:value-type="error">
            <text:p>#N/A</text:p>
          </table:table-cell>
          <table:table-cell table:style-name="ce258" table:formula="of:=VLOOKUP([.D102];['Peptide db'.E35:.G129] ;3;0)" office:value-type="string" office:string-value="" calcext:value-type="error">
            <text:p>#N/A</text:p>
          </table:table-cell>
          <table:table-cell table:style-name="ce258" table:formula="of:=VLOOKUP([.D102];['Peptide db'.E35:.I129] ;4;0)" office:value-type="string" office:string-value="" calcext:value-type="error">
            <text:p>#N/A</text:p>
          </table:table-cell>
          <table:table-cell table:style-name="ce260" table:formula="of:=VLOOKUP([.D102];['Peptide db'.E35:.I12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2</text:p>
          </table:table-cell>
          <table:table-cell table:style-name="ce256" table:content-validation-name="val27"/>
          <table:table-cell table:style-name="ce258" table:formula="of:=VLOOKUP([.D103];['Peptide db'.E36:.G130] ;2;0)" office:value-type="string" office:string-value="" calcext:value-type="error">
            <text:p>#N/A</text:p>
          </table:table-cell>
          <table:table-cell table:style-name="ce258" table:formula="of:=VLOOKUP([.D103];['Peptide db'.E36:.G130] ;3;0)" office:value-type="string" office:string-value="" calcext:value-type="error">
            <text:p>#N/A</text:p>
          </table:table-cell>
          <table:table-cell table:style-name="ce258" table:formula="of:=VLOOKUP([.D103];['Peptide db'.E36:.I130] ;4;0)" office:value-type="string" office:string-value="" calcext:value-type="error">
            <text:p>#N/A</text:p>
          </table:table-cell>
          <table:table-cell table:style-name="ce260" table:formula="of:=VLOOKUP([.D103];['Peptide db'.E36:.I13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3</text:p>
          </table:table-cell>
          <table:table-cell table:style-name="ce256" table:content-validation-name="val27"/>
          <table:table-cell table:style-name="ce258" table:formula="of:=VLOOKUP([.D104];['Peptide db'.E37:.G131] ;2;0)" office:value-type="string" office:string-value="" calcext:value-type="error">
            <text:p>#N/A</text:p>
          </table:table-cell>
          <table:table-cell table:style-name="ce258" table:formula="of:=VLOOKUP([.D104];['Peptide db'.E37:.G131] ;3;0)" office:value-type="string" office:string-value="" calcext:value-type="error">
            <text:p>#N/A</text:p>
          </table:table-cell>
          <table:table-cell table:style-name="ce258" table:formula="of:=VLOOKUP([.D104];['Peptide db'.E37:.I131] ;4;0)" office:value-type="string" office:string-value="" calcext:value-type="error">
            <text:p>#N/A</text:p>
          </table:table-cell>
          <table:table-cell table:style-name="ce260" table:formula="of:=VLOOKUP([.D104];['Peptide db'.E37:.I13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4</text:p>
          </table:table-cell>
          <table:table-cell table:style-name="ce256" table:content-validation-name="val27"/>
          <table:table-cell table:style-name="ce258" table:formula="of:=VLOOKUP([.D105];['Peptide db'.E38:.G132] ;2;0)" office:value-type="string" office:string-value="" calcext:value-type="error">
            <text:p>#N/A</text:p>
          </table:table-cell>
          <table:table-cell table:style-name="ce258" table:formula="of:=VLOOKUP([.D105];['Peptide db'.E38:.G132] ;3;0)" office:value-type="string" office:string-value="" calcext:value-type="error">
            <text:p>#N/A</text:p>
          </table:table-cell>
          <table:table-cell table:style-name="ce258" table:formula="of:=VLOOKUP([.D105];['Peptide db'.E38:.I132] ;4;0)" office:value-type="string" office:string-value="" calcext:value-type="error">
            <text:p>#N/A</text:p>
          </table:table-cell>
          <table:table-cell table:style-name="ce260" table:formula="of:=VLOOKUP([.D105];['Peptide db'.E38:.I13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5</text:p>
          </table:table-cell>
          <table:table-cell table:style-name="ce256" table:content-validation-name="val27"/>
          <table:table-cell table:style-name="ce258" table:formula="of:=VLOOKUP([.D106];['Peptide db'.E39:.G133] ;2;0)" office:value-type="string" office:string-value="" calcext:value-type="error">
            <text:p>#N/A</text:p>
          </table:table-cell>
          <table:table-cell table:style-name="ce258" table:formula="of:=VLOOKUP([.D106];['Peptide db'.E39:.G133] ;3;0)" office:value-type="string" office:string-value="" calcext:value-type="error">
            <text:p>#N/A</text:p>
          </table:table-cell>
          <table:table-cell table:style-name="ce258" table:formula="of:=VLOOKUP([.D106];['Peptide db'.E39:.I133] ;4;0)" office:value-type="string" office:string-value="" calcext:value-type="error">
            <text:p>#N/A</text:p>
          </table:table-cell>
          <table:table-cell table:style-name="ce260" table:formula="of:=VLOOKUP([.D106];['Peptide db'.E39:.I13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6</text:p>
          </table:table-cell>
          <table:table-cell table:style-name="ce256" table:content-validation-name="val27"/>
          <table:table-cell table:style-name="ce258" table:formula="of:=VLOOKUP([.D107];['Peptide db'.E40:.G134] ;2;0)" office:value-type="string" office:string-value="" calcext:value-type="error">
            <text:p>#N/A</text:p>
          </table:table-cell>
          <table:table-cell table:style-name="ce258" table:formula="of:=VLOOKUP([.D107];['Peptide db'.E40:.G134] ;3;0)" office:value-type="string" office:string-value="" calcext:value-type="error">
            <text:p>#N/A</text:p>
          </table:table-cell>
          <table:table-cell table:style-name="ce258" table:formula="of:=VLOOKUP([.D107];['Peptide db'.E40:.I134] ;4;0)" office:value-type="string" office:string-value="" calcext:value-type="error">
            <text:p>#N/A</text:p>
          </table:table-cell>
          <table:table-cell table:style-name="ce260" table:formula="of:=VLOOKUP([.D107];['Peptide db'.E40:.I13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7</text:p>
          </table:table-cell>
          <table:table-cell table:style-name="ce256" table:content-validation-name="val27"/>
          <table:table-cell table:style-name="ce258" table:formula="of:=VLOOKUP([.D108];['Peptide db'.E41:.G135] ;2;0)" office:value-type="string" office:string-value="" calcext:value-type="error">
            <text:p>#N/A</text:p>
          </table:table-cell>
          <table:table-cell table:style-name="ce258" table:formula="of:=VLOOKUP([.D108];['Peptide db'.E41:.G135] ;3;0)" office:value-type="string" office:string-value="" calcext:value-type="error">
            <text:p>#N/A</text:p>
          </table:table-cell>
          <table:table-cell table:style-name="ce258" table:formula="of:=VLOOKUP([.D108];['Peptide db'.E41:.I135] ;4;0)" office:value-type="string" office:string-value="" calcext:value-type="error">
            <text:p>#N/A</text:p>
          </table:table-cell>
          <table:table-cell table:style-name="ce260" table:formula="of:=VLOOKUP([.D108];['Peptide db'.E41:.I13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8</text:p>
          </table:table-cell>
          <table:table-cell table:style-name="ce256" table:content-validation-name="val27"/>
          <table:table-cell table:style-name="ce258" table:formula="of:=VLOOKUP([.D109];['Peptide db'.E42:.G136] ;2;0)" office:value-type="string" office:string-value="" calcext:value-type="error">
            <text:p>#N/A</text:p>
          </table:table-cell>
          <table:table-cell table:style-name="ce258" table:formula="of:=VLOOKUP([.D109];['Peptide db'.E42:.G136] ;3;0)" office:value-type="string" office:string-value="" calcext:value-type="error">
            <text:p>#N/A</text:p>
          </table:table-cell>
          <table:table-cell table:style-name="ce258" table:formula="of:=VLOOKUP([.D109];['Peptide db'.E42:.I136] ;4;0)" office:value-type="string" office:string-value="" calcext:value-type="error">
            <text:p>#N/A</text:p>
          </table:table-cell>
          <table:table-cell table:style-name="ce260" table:formula="of:=VLOOKUP([.D109];['Peptide db'.E42:.I13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9</text:p>
          </table:table-cell>
          <table:table-cell table:style-name="ce256" table:content-validation-name="val27"/>
          <table:table-cell table:style-name="ce258" table:formula="of:=VLOOKUP([.D110];['Peptide db'.E43:.G137] ;2;0)" office:value-type="string" office:string-value="" calcext:value-type="error">
            <text:p>#N/A</text:p>
          </table:table-cell>
          <table:table-cell table:style-name="ce258" table:formula="of:=VLOOKUP([.D110];['Peptide db'.E43:.G137] ;3;0)" office:value-type="string" office:string-value="" calcext:value-type="error">
            <text:p>#N/A</text:p>
          </table:table-cell>
          <table:table-cell table:style-name="ce258" table:formula="of:=VLOOKUP([.D110];['Peptide db'.E43:.I137] ;4;0)" office:value-type="string" office:string-value="" calcext:value-type="error">
            <text:p>#N/A</text:p>
          </table:table-cell>
          <table:table-cell table:style-name="ce260" table:formula="of:=VLOOKUP([.D110];['Peptide db'.E43:.I13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0</text:p>
          </table:table-cell>
          <table:table-cell table:style-name="ce256" table:content-validation-name="val27"/>
          <table:table-cell table:style-name="ce258" table:formula="of:=VLOOKUP([.D111];['Peptide db'.E44:.G138] ;2;0)" office:value-type="string" office:string-value="" calcext:value-type="error">
            <text:p>#N/A</text:p>
          </table:table-cell>
          <table:table-cell table:style-name="ce258" table:formula="of:=VLOOKUP([.D111];['Peptide db'.E44:.G138] ;3;0)" office:value-type="string" office:string-value="" calcext:value-type="error">
            <text:p>#N/A</text:p>
          </table:table-cell>
          <table:table-cell table:style-name="ce258" table:formula="of:=VLOOKUP([.D111];['Peptide db'.E44:.I138] ;4;0)" office:value-type="string" office:string-value="" calcext:value-type="error">
            <text:p>#N/A</text:p>
          </table:table-cell>
          <table:table-cell table:style-name="ce260" table:formula="of:=VLOOKUP([.D111];['Peptide db'.E44:.I13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1</text:p>
          </table:table-cell>
          <table:table-cell table:style-name="ce256" table:content-validation-name="val27"/>
          <table:table-cell table:style-name="ce258" table:formula="of:=VLOOKUP([.D112];['Peptide db'.E45:.G139] ;2;0)" office:value-type="string" office:string-value="" calcext:value-type="error">
            <text:p>#N/A</text:p>
          </table:table-cell>
          <table:table-cell table:style-name="ce258" table:formula="of:=VLOOKUP([.D112];['Peptide db'.E45:.G139] ;3;0)" office:value-type="string" office:string-value="" calcext:value-type="error">
            <text:p>#N/A</text:p>
          </table:table-cell>
          <table:table-cell table:style-name="ce258" table:formula="of:=VLOOKUP([.D112];['Peptide db'.E45:.I139] ;4;0)" office:value-type="string" office:string-value="" calcext:value-type="error">
            <text:p>#N/A</text:p>
          </table:table-cell>
          <table:table-cell table:style-name="ce260" table:formula="of:=VLOOKUP([.D112];['Peptide db'.E45:.I13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2</text:p>
          </table:table-cell>
          <table:table-cell table:style-name="ce256" table:content-validation-name="val27"/>
          <table:table-cell table:style-name="ce258" table:formula="of:=VLOOKUP([.D113];['Peptide db'.E46:.G140] ;2;0)" office:value-type="string" office:string-value="" calcext:value-type="error">
            <text:p>#N/A</text:p>
          </table:table-cell>
          <table:table-cell table:style-name="ce258" table:formula="of:=VLOOKUP([.D113];['Peptide db'.E46:.G140] ;3;0)" office:value-type="string" office:string-value="" calcext:value-type="error">
            <text:p>#N/A</text:p>
          </table:table-cell>
          <table:table-cell table:style-name="ce258" table:formula="of:=VLOOKUP([.D113];['Peptide db'.E46:.I140] ;4;0)" office:value-type="string" office:string-value="" calcext:value-type="error">
            <text:p>#N/A</text:p>
          </table:table-cell>
          <table:table-cell table:style-name="ce260" table:formula="of:=VLOOKUP([.D113];['Peptide db'.E46:.I14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3</text:p>
          </table:table-cell>
          <table:table-cell table:style-name="ce256" table:content-validation-name="val27"/>
          <table:table-cell table:style-name="ce258" table:formula="of:=VLOOKUP([.D114];['Peptide db'.E47:.G141] ;2;0)" office:value-type="string" office:string-value="" calcext:value-type="error">
            <text:p>#N/A</text:p>
          </table:table-cell>
          <table:table-cell table:style-name="ce258" table:formula="of:=VLOOKUP([.D114];['Peptide db'.E47:.G141] ;3;0)" office:value-type="string" office:string-value="" calcext:value-type="error">
            <text:p>#N/A</text:p>
          </table:table-cell>
          <table:table-cell table:style-name="ce258" table:formula="of:=VLOOKUP([.D114];['Peptide db'.E47:.I141] ;4;0)" office:value-type="string" office:string-value="" calcext:value-type="error">
            <text:p>#N/A</text:p>
          </table:table-cell>
          <table:table-cell table:style-name="ce260" table:formula="of:=VLOOKUP([.D114];['Peptide db'.E47:.I14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4</text:p>
          </table:table-cell>
          <table:table-cell table:style-name="ce256" table:content-validation-name="val27"/>
          <table:table-cell table:style-name="ce258" table:formula="of:=VLOOKUP([.D115];['Peptide db'.E48:.G142] ;2;0)" office:value-type="string" office:string-value="" calcext:value-type="error">
            <text:p>#N/A</text:p>
          </table:table-cell>
          <table:table-cell table:style-name="ce258" table:formula="of:=VLOOKUP([.D115];['Peptide db'.E48:.G142] ;3;0)" office:value-type="string" office:string-value="" calcext:value-type="error">
            <text:p>#N/A</text:p>
          </table:table-cell>
          <table:table-cell table:style-name="ce258" table:formula="of:=VLOOKUP([.D115];['Peptide db'.E48:.I142] ;4;0)" office:value-type="string" office:string-value="" calcext:value-type="error">
            <text:p>#N/A</text:p>
          </table:table-cell>
          <table:table-cell table:style-name="ce260" table:formula="of:=VLOOKUP([.D115];['Peptide db'.E48:.I14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5</text:p>
          </table:table-cell>
          <table:table-cell table:style-name="ce256" table:content-validation-name="val27"/>
          <table:table-cell table:style-name="ce258" table:formula="of:=VLOOKUP([.D116];['Peptide db'.E49:.G143] ;2;0)" office:value-type="string" office:string-value="" calcext:value-type="error">
            <text:p>#N/A</text:p>
          </table:table-cell>
          <table:table-cell table:style-name="ce258" table:formula="of:=VLOOKUP([.D116];['Peptide db'.E49:.G143] ;3;0)" office:value-type="string" office:string-value="" calcext:value-type="error">
            <text:p>#N/A</text:p>
          </table:table-cell>
          <table:table-cell table:style-name="ce258" table:formula="of:=VLOOKUP([.D116];['Peptide db'.E49:.I143] ;4;0)" office:value-type="string" office:string-value="" calcext:value-type="error">
            <text:p>#N/A</text:p>
          </table:table-cell>
          <table:table-cell table:style-name="ce260" table:formula="of:=VLOOKUP([.D116];['Peptide db'.E49:.I14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6</text:p>
          </table:table-cell>
          <table:table-cell table:style-name="ce256" table:content-validation-name="val27"/>
          <table:table-cell table:style-name="ce258" table:formula="of:=VLOOKUP([.D117];['Peptide db'.E50:.G144] ;2;0)" office:value-type="string" office:string-value="" calcext:value-type="error">
            <text:p>#N/A</text:p>
          </table:table-cell>
          <table:table-cell table:style-name="ce258" table:formula="of:=VLOOKUP([.D117];['Peptide db'.E50:.G144] ;3;0)" office:value-type="string" office:string-value="" calcext:value-type="error">
            <text:p>#N/A</text:p>
          </table:table-cell>
          <table:table-cell table:style-name="ce258" table:formula="of:=VLOOKUP([.D117];['Peptide db'.E50:.I144] ;4;0)" office:value-type="string" office:string-value="" calcext:value-type="error">
            <text:p>#N/A</text:p>
          </table:table-cell>
          <table:table-cell table:style-name="ce260" table:formula="of:=VLOOKUP([.D117];['Peptide db'.E50:.I14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7</text:p>
          </table:table-cell>
          <table:table-cell table:style-name="ce256" table:content-validation-name="val27"/>
          <table:table-cell table:style-name="ce258" table:formula="of:=VLOOKUP([.D118];['Peptide db'.E51:.G145] ;2;0)" office:value-type="string" office:string-value="" calcext:value-type="error">
            <text:p>#N/A</text:p>
          </table:table-cell>
          <table:table-cell table:style-name="ce258" table:formula="of:=VLOOKUP([.D118];['Peptide db'.E51:.G145] ;3;0)" office:value-type="string" office:string-value="" calcext:value-type="error">
            <text:p>#N/A</text:p>
          </table:table-cell>
          <table:table-cell table:style-name="ce258" table:formula="of:=VLOOKUP([.D118];['Peptide db'.E51:.I145] ;4;0)" office:value-type="string" office:string-value="" calcext:value-type="error">
            <text:p>#N/A</text:p>
          </table:table-cell>
          <table:table-cell table:style-name="ce260" table:formula="of:=VLOOKUP([.D118];['Peptide db'.E51:.I14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8</text:p>
          </table:table-cell>
          <table:table-cell table:style-name="ce256" table:content-validation-name="val27"/>
          <table:table-cell table:style-name="ce258" table:formula="of:=VLOOKUP([.D119];['Peptide db'.E52:.G146] ;2;0)" office:value-type="string" office:string-value="" calcext:value-type="error">
            <text:p>#N/A</text:p>
          </table:table-cell>
          <table:table-cell table:style-name="ce258" table:formula="of:=VLOOKUP([.D119];['Peptide db'.E52:.G146] ;3;0)" office:value-type="string" office:string-value="" calcext:value-type="error">
            <text:p>#N/A</text:p>
          </table:table-cell>
          <table:table-cell table:style-name="ce258" table:formula="of:=VLOOKUP([.D119];['Peptide db'.E52:.I146] ;4;0)" office:value-type="string" office:string-value="" calcext:value-type="error">
            <text:p>#N/A</text:p>
          </table:table-cell>
          <table:table-cell table:style-name="ce260" table:formula="of:=VLOOKUP([.D119];['Peptide db'.E52:.I1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9</text:p>
          </table:table-cell>
          <table:table-cell table:style-name="ce256" table:content-validation-name="val27"/>
          <table:table-cell table:style-name="ce258" table:formula="of:=VLOOKUP([.D120];['Peptide db'.E53:.G147] ;2;0)" office:value-type="string" office:string-value="" calcext:value-type="error">
            <text:p>#N/A</text:p>
          </table:table-cell>
          <table:table-cell table:style-name="ce258" table:formula="of:=VLOOKUP([.D120];['Peptide db'.E53:.G147] ;3;0)" office:value-type="string" office:string-value="" calcext:value-type="error">
            <text:p>#N/A</text:p>
          </table:table-cell>
          <table:table-cell table:style-name="ce258" table:formula="of:=VLOOKUP([.D120];['Peptide db'.E53:.I147] ;4;0)" office:value-type="string" office:string-value="" calcext:value-type="error">
            <text:p>#N/A</text:p>
          </table:table-cell>
          <table:table-cell table:style-name="ce260" table:formula="of:=VLOOKUP([.D120];['Peptide db'.E53:.I14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0</text:p>
          </table:table-cell>
          <table:table-cell table:style-name="ce256" table:content-validation-name="val27"/>
          <table:table-cell table:style-name="ce258" table:formula="of:=VLOOKUP([.D121];['Peptide db'.E54:.G148] ;2;0)" office:value-type="string" office:string-value="" calcext:value-type="error">
            <text:p>#N/A</text:p>
          </table:table-cell>
          <table:table-cell table:style-name="ce258" table:formula="of:=VLOOKUP([.D121];['Peptide db'.E54:.G148] ;3;0)" office:value-type="string" office:string-value="" calcext:value-type="error">
            <text:p>#N/A</text:p>
          </table:table-cell>
          <table:table-cell table:style-name="ce258" table:formula="of:=VLOOKUP([.D121];['Peptide db'.E54:.I148] ;4;0)" office:value-type="string" office:string-value="" calcext:value-type="error">
            <text:p>#N/A</text:p>
          </table:table-cell>
          <table:table-cell table:style-name="ce260" table:formula="of:=VLOOKUP([.D121];['Peptide db'.E54:.I14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1</text:p>
          </table:table-cell>
          <table:table-cell table:style-name="ce256" table:content-validation-name="val27"/>
          <table:table-cell table:style-name="ce258" table:formula="of:=VLOOKUP([.D122];['Peptide db'.E55:.G149] ;2;0)" office:value-type="string" office:string-value="" calcext:value-type="error">
            <text:p>#N/A</text:p>
          </table:table-cell>
          <table:table-cell table:style-name="ce258" table:formula="of:=VLOOKUP([.D122];['Peptide db'.E55:.G149] ;3;0)" office:value-type="string" office:string-value="" calcext:value-type="error">
            <text:p>#N/A</text:p>
          </table:table-cell>
          <table:table-cell table:style-name="ce258" table:formula="of:=VLOOKUP([.D122];['Peptide db'.E55:.I149] ;4;0)" office:value-type="string" office:string-value="" calcext:value-type="error">
            <text:p>#N/A</text:p>
          </table:table-cell>
          <table:table-cell table:style-name="ce260" table:formula="of:=VLOOKUP([.D122];['Peptide db'.E55:.I14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2</text:p>
          </table:table-cell>
          <table:table-cell table:style-name="ce256" table:content-validation-name="val27"/>
          <table:table-cell table:style-name="ce258" table:formula="of:=VLOOKUP([.D123];['Peptide db'.E56:.G150] ;2;0)" office:value-type="string" office:string-value="" calcext:value-type="error">
            <text:p>#N/A</text:p>
          </table:table-cell>
          <table:table-cell table:style-name="ce258" table:formula="of:=VLOOKUP([.D123];['Peptide db'.E56:.G150] ;3;0)" office:value-type="string" office:string-value="" calcext:value-type="error">
            <text:p>#N/A</text:p>
          </table:table-cell>
          <table:table-cell table:style-name="ce258" table:formula="of:=VLOOKUP([.D123];['Peptide db'.E56:.I150] ;4;0)" office:value-type="string" office:string-value="" calcext:value-type="error">
            <text:p>#N/A</text:p>
          </table:table-cell>
          <table:table-cell table:style-name="ce260" table:formula="of:=VLOOKUP([.D123];['Peptide db'.E56:.I15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3</text:p>
          </table:table-cell>
          <table:table-cell table:style-name="ce256" table:content-validation-name="val27"/>
          <table:table-cell table:style-name="ce258" table:formula="of:=VLOOKUP([.D124];['Peptide db'.E57:.G151] ;2;0)" office:value-type="string" office:string-value="" calcext:value-type="error">
            <text:p>#N/A</text:p>
          </table:table-cell>
          <table:table-cell table:style-name="ce258" table:formula="of:=VLOOKUP([.D124];['Peptide db'.E57:.G151] ;3;0)" office:value-type="string" office:string-value="" calcext:value-type="error">
            <text:p>#N/A</text:p>
          </table:table-cell>
          <table:table-cell table:style-name="ce258" table:formula="of:=VLOOKUP([.D124];['Peptide db'.E57:.I151] ;4;0)" office:value-type="string" office:string-value="" calcext:value-type="error">
            <text:p>#N/A</text:p>
          </table:table-cell>
          <table:table-cell table:style-name="ce260" table:formula="of:=VLOOKUP([.D124];['Peptide db'.E57:.I15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4</text:p>
          </table:table-cell>
          <table:table-cell table:style-name="ce256" table:content-validation-name="val27"/>
          <table:table-cell table:style-name="ce258" table:formula="of:=VLOOKUP([.D125];['Peptide db'.E58:.G152] ;2;0)" office:value-type="string" office:string-value="" calcext:value-type="error">
            <text:p>#N/A</text:p>
          </table:table-cell>
          <table:table-cell table:style-name="ce258" table:formula="of:=VLOOKUP([.D125];['Peptide db'.E58:.G152] ;3;0)" office:value-type="string" office:string-value="" calcext:value-type="error">
            <text:p>#N/A</text:p>
          </table:table-cell>
          <table:table-cell table:style-name="ce258" table:formula="of:=VLOOKUP([.D125];['Peptide db'.E58:.I152] ;4;0)" office:value-type="string" office:string-value="" calcext:value-type="error">
            <text:p>#N/A</text:p>
          </table:table-cell>
          <table:table-cell table:style-name="ce260" table:formula="of:=VLOOKUP([.D125];['Peptide db'.E58:.I15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5</text:p>
          </table:table-cell>
          <table:table-cell table:style-name="ce256" table:content-validation-name="val27"/>
          <table:table-cell table:style-name="ce258" table:formula="of:=VLOOKUP([.D126];['Peptide db'.E59:.G153] ;2;0)" office:value-type="string" office:string-value="" calcext:value-type="error">
            <text:p>#N/A</text:p>
          </table:table-cell>
          <table:table-cell table:style-name="ce258" table:formula="of:=VLOOKUP([.D126];['Peptide db'.E59:.G153] ;3;0)" office:value-type="string" office:string-value="" calcext:value-type="error">
            <text:p>#N/A</text:p>
          </table:table-cell>
          <table:table-cell table:style-name="ce258" table:formula="of:=VLOOKUP([.D126];['Peptide db'.E59:.I153] ;4;0)" office:value-type="string" office:string-value="" calcext:value-type="error">
            <text:p>#N/A</text:p>
          </table:table-cell>
          <table:table-cell table:style-name="ce260" table:formula="of:=VLOOKUP([.D126];['Peptide db'.E59:.I15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6</text:p>
          </table:table-cell>
          <table:table-cell table:style-name="ce256" table:content-validation-name="val27"/>
          <table:table-cell table:style-name="ce258" table:formula="of:=VLOOKUP([.D127];['Peptide db'.E60:.G154] ;2;0)" office:value-type="string" office:string-value="" calcext:value-type="error">
            <text:p>#N/A</text:p>
          </table:table-cell>
          <table:table-cell table:style-name="ce258" table:formula="of:=VLOOKUP([.D127];['Peptide db'.E60:.G154] ;3;0)" office:value-type="string" office:string-value="" calcext:value-type="error">
            <text:p>#N/A</text:p>
          </table:table-cell>
          <table:table-cell table:style-name="ce258" table:formula="of:=VLOOKUP([.D127];['Peptide db'.E60:.I154] ;4;0)" office:value-type="string" office:string-value="" calcext:value-type="error">
            <text:p>#N/A</text:p>
          </table:table-cell>
          <table:table-cell table:style-name="ce260" table:formula="of:=VLOOKUP([.D127];['Peptide db'.E60:.I15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7</text:p>
          </table:table-cell>
          <table:table-cell table:style-name="ce256" table:content-validation-name="val27"/>
          <table:table-cell table:style-name="ce258" table:formula="of:=VLOOKUP([.D128];['Peptide db'.E61:.G155] ;2;0)" office:value-type="string" office:string-value="" calcext:value-type="error">
            <text:p>#N/A</text:p>
          </table:table-cell>
          <table:table-cell table:style-name="ce258" table:formula="of:=VLOOKUP([.D128];['Peptide db'.E61:.G155] ;3;0)" office:value-type="string" office:string-value="" calcext:value-type="error">
            <text:p>#N/A</text:p>
          </table:table-cell>
          <table:table-cell table:style-name="ce258" table:formula="of:=VLOOKUP([.D128];['Peptide db'.E61:.I155] ;4;0)" office:value-type="string" office:string-value="" calcext:value-type="error">
            <text:p>#N/A</text:p>
          </table:table-cell>
          <table:table-cell table:style-name="ce260" table:formula="of:=VLOOKUP([.D128];['Peptide db'.E61:.I15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8</text:p>
          </table:table-cell>
          <table:table-cell table:style-name="ce256" table:content-validation-name="val27"/>
          <table:table-cell table:style-name="ce258" table:formula="of:=VLOOKUP([.D129];['Peptide db'.E62:.G156] ;2;0)" office:value-type="string" office:string-value="" calcext:value-type="error">
            <text:p>#N/A</text:p>
          </table:table-cell>
          <table:table-cell table:style-name="ce258" table:formula="of:=VLOOKUP([.D129];['Peptide db'.E62:.G156] ;3;0)" office:value-type="string" office:string-value="" calcext:value-type="error">
            <text:p>#N/A</text:p>
          </table:table-cell>
          <table:table-cell table:style-name="ce258" table:formula="of:=VLOOKUP([.D129];['Peptide db'.E62:.I156] ;4;0)" office:value-type="string" office:string-value="" calcext:value-type="error">
            <text:p>#N/A</text:p>
          </table:table-cell>
          <table:table-cell table:style-name="ce260" table:formula="of:=VLOOKUP([.D129];['Peptide db'.E62:.I15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9</text:p>
          </table:table-cell>
          <table:table-cell table:style-name="ce256" table:content-validation-name="val27"/>
          <table:table-cell table:style-name="ce258" table:formula="of:=VLOOKUP([.D130];['Peptide db'.E63:.G157] ;2;0)" office:value-type="string" office:string-value="" calcext:value-type="error">
            <text:p>#N/A</text:p>
          </table:table-cell>
          <table:table-cell table:style-name="ce258" table:formula="of:=VLOOKUP([.D130];['Peptide db'.E63:.G157] ;3;0)" office:value-type="string" office:string-value="" calcext:value-type="error">
            <text:p>#N/A</text:p>
          </table:table-cell>
          <table:table-cell table:style-name="ce258" table:formula="of:=VLOOKUP([.D130];['Peptide db'.E63:.I157] ;4;0)" office:value-type="string" office:string-value="" calcext:value-type="error">
            <text:p>#N/A</text:p>
          </table:table-cell>
          <table:table-cell table:style-name="ce260" table:formula="of:=VLOOKUP([.D130];['Peptide db'.E63:.I15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0</text:p>
          </table:table-cell>
          <table:table-cell table:style-name="ce256" table:content-validation-name="val27"/>
          <table:table-cell table:style-name="ce258" table:formula="of:=VLOOKUP([.D131];['Peptide db'.E64:.G158] ;2;0)" office:value-type="string" office:string-value="" calcext:value-type="error">
            <text:p>#N/A</text:p>
          </table:table-cell>
          <table:table-cell table:style-name="ce258" table:formula="of:=VLOOKUP([.D131];['Peptide db'.E64:.G158] ;3;0)" office:value-type="string" office:string-value="" calcext:value-type="error">
            <text:p>#N/A</text:p>
          </table:table-cell>
          <table:table-cell table:style-name="ce258" table:formula="of:=VLOOKUP([.D131];['Peptide db'.E64:.I158] ;4;0)" office:value-type="string" office:string-value="" calcext:value-type="error">
            <text:p>#N/A</text:p>
          </table:table-cell>
          <table:table-cell table:style-name="ce260" table:formula="of:=VLOOKUP([.D131];['Peptide db'.E64:.I15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1</text:p>
          </table:table-cell>
          <table:table-cell table:style-name="ce256" table:content-validation-name="val27"/>
          <table:table-cell table:style-name="ce258" table:formula="of:=VLOOKUP([.D132];['Peptide db'.E65:.G159] ;2;0)" office:value-type="string" office:string-value="" calcext:value-type="error">
            <text:p>#N/A</text:p>
          </table:table-cell>
          <table:table-cell table:style-name="ce258" table:formula="of:=VLOOKUP([.D132];['Peptide db'.E65:.G159] ;3;0)" office:value-type="string" office:string-value="" calcext:value-type="error">
            <text:p>#N/A</text:p>
          </table:table-cell>
          <table:table-cell table:style-name="ce258" table:formula="of:=VLOOKUP([.D132];['Peptide db'.E65:.I159] ;4;0)" office:value-type="string" office:string-value="" calcext:value-type="error">
            <text:p>#N/A</text:p>
          </table:table-cell>
          <table:table-cell table:style-name="ce260" table:formula="of:=VLOOKUP([.D132];['Peptide db'.E65:.I15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2</text:p>
          </table:table-cell>
          <table:table-cell table:style-name="ce256" table:content-validation-name="val27"/>
          <table:table-cell table:style-name="ce258" table:formula="of:=VLOOKUP([.D133];['Peptide db'.E66:.G160] ;2;0)" office:value-type="string" office:string-value="" calcext:value-type="error">
            <text:p>#N/A</text:p>
          </table:table-cell>
          <table:table-cell table:style-name="ce258" table:formula="of:=VLOOKUP([.D133];['Peptide db'.E66:.G160] ;3;0)" office:value-type="string" office:string-value="" calcext:value-type="error">
            <text:p>#N/A</text:p>
          </table:table-cell>
          <table:table-cell table:style-name="ce258" table:formula="of:=VLOOKUP([.D133];['Peptide db'.E66:.I160] ;4;0)" office:value-type="string" office:string-value="" calcext:value-type="error">
            <text:p>#N/A</text:p>
          </table:table-cell>
          <table:table-cell table:style-name="ce260" table:formula="of:=VLOOKUP([.D133];['Peptide db'.E66:.I16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3</text:p>
          </table:table-cell>
          <table:table-cell table:style-name="ce256" table:content-validation-name="val27"/>
          <table:table-cell table:style-name="ce258" table:formula="of:=VLOOKUP([.D134];['Peptide db'.E67:.G161] ;2;0)" office:value-type="string" office:string-value="" calcext:value-type="error">
            <text:p>#N/A</text:p>
          </table:table-cell>
          <table:table-cell table:style-name="ce258" table:formula="of:=VLOOKUP([.D134];['Peptide db'.E67:.G161] ;3;0)" office:value-type="string" office:string-value="" calcext:value-type="error">
            <text:p>#N/A</text:p>
          </table:table-cell>
          <table:table-cell table:style-name="ce258" table:formula="of:=VLOOKUP([.D134];['Peptide db'.E67:.I161] ;4;0)" office:value-type="string" office:string-value="" calcext:value-type="error">
            <text:p>#N/A</text:p>
          </table:table-cell>
          <table:table-cell table:style-name="ce260" table:formula="of:=VLOOKUP([.D134];['Peptide db'.E67:.I16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4</text:p>
          </table:table-cell>
          <table:table-cell table:style-name="ce256" table:content-validation-name="val27"/>
          <table:table-cell table:style-name="ce258" table:formula="of:=VLOOKUP([.D135];['Peptide db'.E68:.G162] ;2;0)" office:value-type="string" office:string-value="" calcext:value-type="error">
            <text:p>#N/A</text:p>
          </table:table-cell>
          <table:table-cell table:style-name="ce258" table:formula="of:=VLOOKUP([.D135];['Peptide db'.E68:.G162] ;3;0)" office:value-type="string" office:string-value="" calcext:value-type="error">
            <text:p>#N/A</text:p>
          </table:table-cell>
          <table:table-cell table:style-name="ce258" table:formula="of:=VLOOKUP([.D135];['Peptide db'.E68:.I162] ;4;0)" office:value-type="string" office:string-value="" calcext:value-type="error">
            <text:p>#N/A</text:p>
          </table:table-cell>
          <table:table-cell table:style-name="ce260" table:formula="of:=VLOOKUP([.D135];['Peptide db'.E68:.I16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5</text:p>
          </table:table-cell>
          <table:table-cell table:style-name="ce256" table:content-validation-name="val27"/>
          <table:table-cell table:style-name="ce258" table:formula="of:=VLOOKUP([.D136];['Peptide db'.E69:.G163] ;2;0)" office:value-type="string" office:string-value="" calcext:value-type="error">
            <text:p>#N/A</text:p>
          </table:table-cell>
          <table:table-cell table:style-name="ce258" table:formula="of:=VLOOKUP([.D136];['Peptide db'.E69:.G163] ;3;0)" office:value-type="string" office:string-value="" calcext:value-type="error">
            <text:p>#N/A</text:p>
          </table:table-cell>
          <table:table-cell table:style-name="ce258" table:formula="of:=VLOOKUP([.D136];['Peptide db'.E69:.I163] ;4;0)" office:value-type="string" office:string-value="" calcext:value-type="error">
            <text:p>#N/A</text:p>
          </table:table-cell>
          <table:table-cell table:style-name="ce260" table:formula="of:=VLOOKUP([.D136];['Peptide db'.E69:.I16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6</text:p>
          </table:table-cell>
          <table:table-cell table:style-name="ce256" table:content-validation-name="val27"/>
          <table:table-cell table:style-name="ce258" table:formula="of:=VLOOKUP([.D137];['Peptide db'.E70:.G164] ;2;0)" office:value-type="string" office:string-value="" calcext:value-type="error">
            <text:p>#N/A</text:p>
          </table:table-cell>
          <table:table-cell table:style-name="ce258" table:formula="of:=VLOOKUP([.D137];['Peptide db'.E70:.G164] ;3;0)" office:value-type="string" office:string-value="" calcext:value-type="error">
            <text:p>#N/A</text:p>
          </table:table-cell>
          <table:table-cell table:style-name="ce258" table:formula="of:=VLOOKUP([.D137];['Peptide db'.E70:.I164] ;4;0)" office:value-type="string" office:string-value="" calcext:value-type="error">
            <text:p>#N/A</text:p>
          </table:table-cell>
          <table:table-cell table:style-name="ce260" table:formula="of:=VLOOKUP([.D137];['Peptide db'.E70:.I16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7</text:p>
          </table:table-cell>
          <table:table-cell table:style-name="ce256" table:content-validation-name="val27"/>
          <table:table-cell table:style-name="ce258" table:formula="of:=VLOOKUP([.D138];['Peptide db'.E71:.G165] ;2;0)" office:value-type="string" office:string-value="" calcext:value-type="error">
            <text:p>#N/A</text:p>
          </table:table-cell>
          <table:table-cell table:style-name="ce258" table:formula="of:=VLOOKUP([.D138];['Peptide db'.E71:.G165] ;3;0)" office:value-type="string" office:string-value="" calcext:value-type="error">
            <text:p>#N/A</text:p>
          </table:table-cell>
          <table:table-cell table:style-name="ce258" table:formula="of:=VLOOKUP([.D138];['Peptide db'.E71:.I165] ;4;0)" office:value-type="string" office:string-value="" calcext:value-type="error">
            <text:p>#N/A</text:p>
          </table:table-cell>
          <table:table-cell table:style-name="ce260" table:formula="of:=VLOOKUP([.D138];['Peptide db'.E71:.I16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8</text:p>
          </table:table-cell>
          <table:table-cell table:style-name="ce256" table:content-validation-name="val27"/>
          <table:table-cell table:style-name="ce258" table:formula="of:=VLOOKUP([.D139];['Peptide db'.E72:.G166] ;2;0)" office:value-type="string" office:string-value="" calcext:value-type="error">
            <text:p>#N/A</text:p>
          </table:table-cell>
          <table:table-cell table:style-name="ce258" table:formula="of:=VLOOKUP([.D139];['Peptide db'.E72:.G166] ;3;0)" office:value-type="string" office:string-value="" calcext:value-type="error">
            <text:p>#N/A</text:p>
          </table:table-cell>
          <table:table-cell table:style-name="ce258" table:formula="of:=VLOOKUP([.D139];['Peptide db'.E72:.I166] ;4;0)" office:value-type="string" office:string-value="" calcext:value-type="error">
            <text:p>#N/A</text:p>
          </table:table-cell>
          <table:table-cell table:style-name="ce260" table:formula="of:=VLOOKUP([.D139];['Peptide db'.E72:.I16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9</text:p>
          </table:table-cell>
          <table:table-cell table:style-name="ce256" table:content-validation-name="val27"/>
          <table:table-cell table:style-name="ce258" table:formula="of:=VLOOKUP([.D140];['Peptide db'.E73:.G167] ;2;0)" office:value-type="string" office:string-value="" calcext:value-type="error">
            <text:p>#N/A</text:p>
          </table:table-cell>
          <table:table-cell table:style-name="ce258" table:formula="of:=VLOOKUP([.D140];['Peptide db'.E73:.G167] ;3;0)" office:value-type="string" office:string-value="" calcext:value-type="error">
            <text:p>#N/A</text:p>
          </table:table-cell>
          <table:table-cell table:style-name="ce258" table:formula="of:=VLOOKUP([.D140];['Peptide db'.E73:.I167] ;4;0)" office:value-type="string" office:string-value="" calcext:value-type="error">
            <text:p>#N/A</text:p>
          </table:table-cell>
          <table:table-cell table:style-name="ce260" table:formula="of:=VLOOKUP([.D140];['Peptide db'.E73:.I16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30</text:p>
          </table:table-cell>
          <table:table-cell table:style-name="ce256" table:content-validation-name="val27"/>
          <table:table-cell table:style-name="ce258" table:formula="of:=VLOOKUP([.D141];['Peptide db'.E74:.G168] ;2;0)" office:value-type="string" office:string-value="" calcext:value-type="error">
            <text:p>#N/A</text:p>
          </table:table-cell>
          <table:table-cell table:style-name="ce258" table:formula="of:=VLOOKUP([.D141];['Peptide db'.E74:.G168] ;3;0)" office:value-type="string" office:string-value="" calcext:value-type="error">
            <text:p>#N/A</text:p>
          </table:table-cell>
          <table:table-cell table:style-name="ce258" table:formula="of:=VLOOKUP([.D141];['Peptide db'.E74:.I168] ;4;0)" office:value-type="string" office:string-value="" calcext:value-type="error">
            <text:p>#N/A</text:p>
          </table:table-cell>
          <table:table-cell table:style-name="ce260" table:formula="of:=VLOOKUP([.D141];['Peptide db'.E74:.I16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 table:number-rows-repeated="1048434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  <table:table-row table:style-name="ro21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00"/>
        <table:table-column table:style-name="co56" table:default-cell-style-name="ce205"/>
        <table:table-column table:style-name="co38" table:default-cell-style-name="ce279"/>
        <table:table-column table:style-name="co65" table:default-cell-style-name="ce282"/>
        <table:table-column table:style-name="co66" table:default-cell-style-name="ce181"/>
        <table:table-column table:style-name="co65" table:default-cell-style-name="ce181"/>
        <table:table-column table:style-name="co67" table:default-cell-style-name="ce184"/>
        <table:table-column table:style-name="co39" table:default-cell-style-name="ce190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60"/>
          <table:table-cell table:style-name="ce163"/>
          <table:table-cell table:style-name="Default" table:number-columns-repeated="7"/>
          <table:table-cell table:number-columns-repeated="1015"/>
        </table:table-row>
        <table:table-row table:style-name="ro17">
          <table:table-cell table:style-name="ce161"/>
          <table:table-cell table:style-name="ce90"/>
          <table:table-cell table:style-name="ce203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2"/>
          <table:covered-table-cell table:style-name="ce186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5"/>
          <table:table-cell table:style-name="ce212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5"/>
          <table:table-cell table:style-name="ce23"/>
          <table:table-cell table:style-name="ce174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9"/>
          <table:covered-table-cell table:style-name="ce182"/>
          <table:table-cell table:style-name="ce188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2"/>
          <table:table-cell table:style-name="ce201"/>
          <table:table-cell table:style-name="ce204"/>
          <table:table-cell table:style-name="ce278" office:value-type="string" calcext:value-type="string">
            <text:p>Taxonomy ID</text:p>
          </table:table-cell>
          <table:table-cell table:style-name="ce265" office:value-type="string" calcext:value-type="string">
            <text:p>SubGroup</text:p>
          </table:table-cell>
          <table:table-cell table:style-name="ce224" office:value-type="string" calcext:value-type="string">
            <text:p>Country</text:p>
          </table:table-cell>
          <table:table-cell table:style-name="ce224" office:value-type="string" calcext:value-type="string">
            <text:p>Date</text:p>
          </table:table-cell>
          <table:table-cell table:style-name="ce259" office:value-type="string" calcext:value-type="string">
            <text:p>Strain Name</text:p>
          </table:table-cell>
          <table:table-cell table:style-name="ce189"/>
          <table:table-cell table:style-name="ce162"/>
          <table:table-cell table:number-columns-repeated="8"/>
          <table:table-cell table:style-name="ce162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1" office:value-type="string" calcext:value-type="string">
            <text:p>H3N2</text:p>
          </table:table-cell>
          <table:table-cell table:style-name="ce283" office:value-type="string" calcext:value-type="string">
            <text:p>Japan</text:p>
          </table:table-cell>
          <table:table-cell table:style-name="ce283" office:value-type="float" office:value="1968" calcext:value-type="float">
            <text:p>1968</text:p>
          </table:table-cell>
          <table:table-cell table:style-name="ce284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6" office:value-type="string" calcext:value-type="string">
            <text:p>H1N1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6" office:value-type="string" calcext:value-type="string">
            <text:p>H7N1</text:p>
          </table:table-cell>
          <table:table-cell table:style-name="ce101" office:value-type="string" calcext:value-type="string">
            <text:p>Germany</text:p>
          </table:table-cell>
          <table:table-cell table:style-name="ce101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Australia</text:p>
          </table:table-cell>
          <table:table-cell table:style-name="ce101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Panama</text:p>
          </table:table-cell>
          <table:table-cell table:style-name="ce101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6" office:value-type="string" calcext:value-type="string">
            <text:p>None</text:p>
          </table:table-cell>
          <table:table-cell table:number-columns-repeated="2" table:style-name="ce101" office:value-type="string" calcext:value-type="string">
            <text:p>None</text:p>
          </table:table-cell>
          <table:table-cell table:style-name="ce54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0"/>
          <table:table-cell table:style-name="Default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6"/>
          <table:table-cell table:style-name="ce288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3"/>
          <table:covered-table-cell table:number-columns-repeated="2" table:style-name="ce293" table:content-validation-name="val33"/>
          <table:covered-table-cell table:style-name="ce293" table:content-validation-name="val34"/>
          <table:covered-table-cell table:style-name="ce314"/>
          <table:covered-table-cell table:style-name="ce293"/>
          <table:covered-table-cell table:style-name="ce318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89"/>
          <table:covered-table-cell table:number-columns-repeated="7" table:style-name="ce294"/>
          <table:covered-table-cell table:number-columns-repeated="2" table:style-name="ce294" table:content-validation-name="val33"/>
          <table:covered-table-cell table:style-name="ce294" table:content-validation-name="val34"/>
          <table:covered-table-cell table:number-columns-repeated="2" table:style-name="ce294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7" table:number-columns-repeated="2"/>
          <table:table-cell table:style-name="ce296" office:value-type="string" calcext:value-type="string" table:number-columns-spanned="3" table:number-rows-spanned="1">
            <text:p>Strain</text:p>
          </table:table-cell>
          <table:covered-table-cell table:style-name="ce143"/>
          <table:covered-table-cell table:style-name="ce303"/>
          <table:table-cell table:style-name="ce137"/>
          <table:table-cell table:style-name="ce306" office:value-type="string" calcext:value-type="string" table:number-columns-spanned="8" table:number-rows-spanned="1">
            <text:p>Batch</text:p>
          </table:table-cell>
          <table:covered-table-cell table:style-name="ce306"/>
          <table:covered-table-cell table:number-columns-repeated="2" table:style-name="ce312" table:content-validation-name="val33"/>
          <table:covered-table-cell table:style-name="ce312" table:content-validation-name="val34"/>
          <table:covered-table-cell table:style-name="ce312"/>
          <table:covered-table-cell table:style-name="ce315"/>
          <table:covered-table-cell table:style-name="ce320"/>
          <table:table-cell table:style-name="ce325"/>
          <table:table-cell table:number-columns-repeated="1007"/>
        </table:table-row>
        <table:table-row table:style-name="ro2">
          <table:table-cell table:style-name="ce285"/>
          <table:table-cell table:style-name="ce287"/>
          <table:table-cell table:style-name="ce290" office:value-type="string" calcext:value-type="string">
            <text:p>Batch ID</text:p>
          </table:table-cell>
          <table:table-cell table:style-name="ce295"/>
          <table:table-cell table:style-name="ce297" office:value-type="string" calcext:value-type="string">
            <text:p>Taxonomy ID</text:p>
          </table:table-cell>
          <table:table-cell table:style-name="ce299" office:value-type="string" calcext:value-type="string">
            <text:p>Virus Subtype</text:p>
          </table:table-cell>
          <table:table-cell table:style-name="ce304" office:value-type="string" calcext:value-type="string">
            <text:p>Strain Name</text:p>
          </table:table-cell>
          <table:table-cell table:style-name="ce295"/>
          <table:table-cell table:style-name="ce307" office:value-type="string" calcext:value-type="string">
            <text:p>Concentration [mg/ml]</text:p>
          </table:table-cell>
          <table:table-cell table:style-name="ce307" office:value-type="string" calcext:value-type="string">
            <text:p>Labeling</text:p>
          </table:table-cell>
          <table:table-cell table:style-name="ce313" office:value-type="string" calcext:value-type="string">
            <text:p>Buffer</text:p>
          </table:table-cell>
          <table:table-cell table:style-name="ce313" office:value-type="string" calcext:value-type="string">
            <text:p>pH</text:p>
          </table:table-cell>
          <table:table-cell table:style-name="ce313" office:value-type="string" calcext:value-type="string">
            <text:p>Active</text:p>
          </table:table-cell>
          <table:table-cell table:style-name="ce313" office:value-type="string" calcext:value-type="string">
            <text:p>Passage History</text:p>
          </table:table-cell>
          <table:table-cell table:style-name="ce313" office:value-type="string" calcext:value-type="string">
            <text:p>Production Date</text:p>
          </table:table-cell>
          <table:table-cell table:style-name="ce321" office:value-type="string" calcext:value-type="string">
            <text:p>Comment</text:p>
          </table:table-cell>
          <table:table-cell table:style-name="ce326"/>
          <table:table-cell table:style-name="ce285" table:number-columns-repeated="1005"/>
          <table:table-cell table:number-columns-repeated="2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A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7];['Influenza db'.D6:.J96] ;2;0)" office:value-type="string" office:string-value="H3N2" calcext:value-type="string">
            <text:p>H3N2</text:p>
          </table:table-cell>
          <table:table-cell table:style-name="ce305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833" calcext:value-type="float">
            <text:p>0.8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B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8];['Influenza db'.D6:.J96] ;2;0)" office:value-type="string" office:string-value="H3N2" calcext:value-type="string">
            <text:p>H3N2</text:p>
          </table:table-cell>
          <table:table-cell table:style-name="ce305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927" calcext:value-type="float">
            <text:p>0.92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1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9];['Influenza db'.D6:.J96] ;2;0)" office:value-type="string" office:string-value="H1N1" calcext:value-type="string">
            <text:p>H1N1</text:p>
          </table:table-cell>
          <table:table-cell table:style-name="ce305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33" calcext:value-type="float">
            <text:p>0.3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1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0];['Influenza db'.D6:.J96] ;2;0)" office:value-type="string" office:string-value="H3N2" calcext:value-type="string">
            <text:p>H3N2</text:p>
          </table:table-cell>
          <table:table-cell table:style-name="ce305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office:value-type="float" office:value="0.48" calcext:value-type="float">
            <text:p>0.48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2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1];['Influenza db'.D6:.J96] ;2;0)" office:value-type="string" office:string-value="H3N2" calcext:value-type="string">
            <text:p>H3N2</text:p>
          </table:table-cell>
          <table:table-cell table:style-name="ce305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office:value-type="float" office:value="0.353" calcext:value-type="float">
            <text:p>0.35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2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12];['Influenza db'.D6:.J96] ;2;0)" office:value-type="string" office:string-value="H1N1" calcext:value-type="string">
            <text:p>H1N1</text:p>
          </table:table-cell>
          <table:table-cell table:style-name="ce305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67" calcext:value-type="float">
            <text:p>0.36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0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3];['Influenza db'.D6:.J96] ;2;0)" office:value-type="string" office:string-value="H3N2" calcext:value-type="string">
            <text:p>H3N2</text:p>
          </table:table-cell>
          <table:table-cell table:style-name="ce305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05" calcext:value-type="float">
            <text:p>0.05</text:p>
          </table:table-cell>
          <table:table-cell table:style-name="ce311"/>
          <table:table-cell table:style-name="ce43" table:content-validation-name="val33" office:value-type="string" calcext:value-type="string">
            <text:p>PBST </text:p>
          </table:table-cell>
          <table:table-cell table:style-name="ce43" table:content-validation-name="val33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43" table:content-validation-name="val36"/>
          <table:table-cell table:style-name="ce323" office:value-type="string" calcext:value-type="string">
            <text:p>Labeling vom 11.1.17</text:p>
          </table:table-cell>
          <table:table-cell table:style-name="ce325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1" office:value-type="string" calcext:value-type="string">
            <text:p>NO</text:p>
          </table:table-cell>
          <table:table-cell table:style-name="ce50"/>
          <table:table-cell table:style-name="ce298" table:content-validation-name="val32" office:value-type="string" calcext:value-type="string">
            <text:p>NO</text:p>
          </table:table-cell>
          <table:table-cell table:style-name="ce300" table:formula="of:=VLOOKUP([.E14];['Influenza db'.D6:.J96]  ;2;0)" office:value-type="string" office:string-value="None" calcext:value-type="string">
            <text:p>None</text:p>
          </table:table-cell>
          <table:table-cell table:style-name="ce305" table:formula="of:=VLOOKUP([.E14];['Influenza db'.D6:.K102] ;5;0)" office:value-type="string" office:string-value="None" calcext:value-type="string">
            <text:p>None</text:p>
          </table:table-cell>
          <table:table-cell table:style-name="ce50"/>
          <table:table-cell table:style-name="ce308"/>
          <table:table-cell table:style-name="ce311" office:value-type="string" calcext:value-type="string">
            <text:p><text:span text:style-name="T5"/></text:p>
          </table:table-cell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5];['Influenza db'.D6:.J41] ;2;0)" office:value-type="string" office:string-value="H3N2" calcext:value-type="string">
            <text:p>H3N2</text:p>
          </table:table-cell>
          <table:table-cell table:style-name="ce305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10" office:value-type="string" calcext:value-type="string">
            <text:p><text:span text:style-name="T5">0.48 </text:span></text:p>
          </table:table-cell>
          <table:table-cell table:style-name="ce311" office:value-type="string" calcext:value-type="string">
            <text:p><text:span text:style-name="T5">Fluorospin 648</text:span></text:p>
          </table:table-cell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table:content-validation-name="val36" office:value-type="string" calcext:value-type="string">
            <text:p><text:span text:style-name="T5">04/14/2014</text:span></text:p>
          </table:table-cell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2" office:value-type="string" calcext:value-type="string">
            <text:p><text:span text:style-name="T5">H7</text:span></text:p>
          </table:table-cell>
          <table:table-cell table:style-name="ce50"/>
          <table:table-cell table:style-name="ce298" table:content-validation-name="val32"/>
          <table:table-cell table:style-name="ce300" table:formula="of:=VLOOKUP([.E16];['Influenza db'.D6:.J96] ;2;0)" office:value-type="string" office:string-value="" calcext:value-type="error">
            <text:p>#N/A</text:p>
          </table:table-cell>
          <table:table-cell table:style-name="ce305" table:formula="of:=VLOOKUP([.E16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/>
          <table:table-cell table:style-name="ce327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N1</text:p>
          </table:table-cell>
          <table:table-cell table:style-name="ce50"/>
          <table:table-cell table:style-name="ce298" table:content-validation-name="val32"/>
          <table:table-cell table:style-name="ce300" table:formula="of:=VLOOKUP([.E17];['Influenza db'.D6:.J96]  ;2;0)" office:value-type="string" office:string-value="" calcext:value-type="error">
            <text:p>#N/A</text:p>
          </table:table-cell>
          <table:table-cell table:style-name="ce305" table:formula="of:=VLOOKUP([.E17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5</text:p>
          </table:table-cell>
          <table:table-cell table:style-name="ce50"/>
          <table:table-cell table:style-name="ce298" table:content-validation-name="val32"/>
          <table:table-cell table:style-name="ce300" table:formula="of:=VLOOKUP([.E18];['Influenza db'.D6:.J44] ;2;0)" office:value-type="string" office:string-value="" calcext:value-type="error">
            <text:p>#N/A</text:p>
          </table:table-cell>
          <table:table-cell table:style-name="ce305" table:formula="of:=VLOOKUP([.E18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</text:p>
          </table:table-cell>
          <table:table-cell table:style-name="ce50"/>
          <table:table-cell table:style-name="ce298" table:content-validation-name="val32"/>
          <table:table-cell table:style-name="ce300" table:formula="of:=VLOOKUP([.E19];['Influenza db'.D6:.J96] ;2;0)" office:value-type="string" office:string-value="" calcext:value-type="error">
            <text:p>#N/A</text:p>
          </table:table-cell>
          <table:table-cell table:style-name="ce305" table:formula="of:=VLOOKUP([.E19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Vi</text:p>
          </table:table-cell>
          <table:table-cell table:style-name="ce50"/>
          <table:table-cell table:style-name="ce298" table:content-validation-name="val32" office:value-type="float" office:value="392809" calcext:value-type="float">
            <text:p>392809</text:p>
          </table:table-cell>
          <table:table-cell table:style-name="ce300" table:formula="of:=VLOOKUP([.E20];['Influenza db'.D6:.J96] ;2;0)" office:value-type="string" office:string-value="H3N2" calcext:value-type="string">
            <text:p>H3N2</text:p>
          </table:table-cell>
          <table:table-cell table:style-name="ce305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NY</text:p>
          </table:table-cell>
          <table:table-cell table:style-name="ce50"/>
          <table:table-cell table:style-name="ce298" table:content-validation-name="val32" office:value-type="float" office:value="518981" calcext:value-type="float">
            <text:p>518981</text:p>
          </table:table-cell>
          <table:table-cell table:style-name="ce300" table:formula="of:=VLOOKUP([.E21];['Influenza db'.D6:.J96] ;2;0)" office:value-type="string" office:string-value="H3N2" calcext:value-type="string">
            <text:p>H3N2</text:p>
          </table:table-cell>
          <table:table-cell table:style-name="ce305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X31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22];['Influenza db'.D6:.J96] ;2;0)" office:value-type="string" office:string-value="H3N2" calcext:value-type="string">
            <text:p>H3N2</text:p>
          </table:table-cell>
          <table:table-cell table:style-name="ce305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Pan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23];['Influenza db'.D6:.J96] ;2;0)" office:value-type="string" office:string-value="H3N2" calcext:value-type="string">
            <text:p>H3N2</text:p>
          </table:table-cell>
          <table:table-cell table:style-name="ce305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Cal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24];['Influenza db'.D6:.J96]  ;2;0)" office:value-type="string" office:string-value="H1N1" calcext:value-type="string">
            <text:p>H1N1</text:p>
          </table:table-cell>
          <table:table-cell table:style-name="ce305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5];['Influenza db'.D6:.J96]  ;2;0)" office:value-type="string" office:string-value="" calcext:value-type="error">
            <text:p>#N/A</text:p>
          </table:table-cell>
          <table:table-cell table:style-name="ce305" table:formula="of:=VLOOKUP([.E25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style-name="ce158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6];['Influenza db'.D6:.J96];2;0)" office:value-type="string" office:string-value="" calcext:value-type="error">
            <text:p>#N/A</text:p>
          </table:table-cell>
          <table:table-cell table:style-name="ce305" table:formula="of:=VLOOKUP([.E26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2"/>
          <table:table-cell table:style-name="ce327"/>
          <table:table-cell table:number-columns-repeated="1004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7];['Influenza db'.D6:.J96]  ;2;0)" office:value-type="string" office:string-value="" calcext:value-type="error">
            <text:p>#N/A</text:p>
          </table:table-cell>
          <table:table-cell table:style-name="ce305" table:formula="of:=VLOOKUP([.E27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8];['Influenza db'.D6:.J96] ;2;0)" office:value-type="string" office:string-value="" calcext:value-type="error">
            <text:p>#N/A</text:p>
          </table:table-cell>
          <table:table-cell table:style-name="ce305" table:formula="of:=VLOOKUP([.E28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9];['Influenza db'.D6:.J96]  ;2;0)" office:value-type="string" office:string-value="" calcext:value-type="error">
            <text:p>#N/A</text:p>
          </table:table-cell>
          <table:table-cell table:style-name="ce305" table:formula="of:=VLOOKUP([.E29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0];['Influenza db'.D6:.J96] ;2;0)" office:value-type="string" office:string-value="" calcext:value-type="error">
            <text:p>#N/A</text:p>
          </table:table-cell>
          <table:table-cell table:style-name="ce305" table:formula="of:=VLOOKUP([.E30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1];['Influenza db'.D6:.J96]  ;2;0)" office:value-type="string" office:string-value="" calcext:value-type="error">
            <text:p>#N/A</text:p>
          </table:table-cell>
          <table:table-cell table:style-name="ce305" table:formula="of:=VLOOKUP([.E31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2];['Influenza db'.D6:.J96];2;0)" office:value-type="string" office:string-value="" calcext:value-type="error">
            <text:p>#N/A</text:p>
          </table:table-cell>
          <table:table-cell table:style-name="ce305" table:formula="of:=VLOOKUP([.E32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3];['Influenza db'.D6:.J96]  ;2;0)" office:value-type="string" office:string-value="" calcext:value-type="error">
            <text:p>#N/A</text:p>
          </table:table-cell>
          <table:table-cell table:style-name="ce305" table:formula="of:=VLOOKUP([.E33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4];['Influenza db'.D6:.J96] ;2;0)" office:value-type="string" office:string-value="" calcext:value-type="error">
            <text:p>#N/A</text:p>
          </table:table-cell>
          <table:table-cell table:style-name="ce305" table:formula="of:=VLOOKUP([.E34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5];['Influenza db'.D6:.J96]  ;2;0)" office:value-type="string" office:string-value="" calcext:value-type="error">
            <text:p>#N/A</text:p>
          </table:table-cell>
          <table:table-cell table:style-name="ce305" table:formula="of:=VLOOKUP([.E35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302"/>
          <table:table-cell table:style-name="ce158"/>
          <table:table-cell/>
          <table:table-cell table:style-name="ce302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90"/>
          <table:table-cell table:style-name="ce158"/>
          <table:table-cell/>
          <table:table-cell table:style-name="ce90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/>
          <table:table-cell table:style-name="ce158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 table:number-columns-repeated="3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5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2" table:number-rows-repeated="1048521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8" office:value-type="string" calcext:value-type="string" table:number-columns-spanned="3" table:number-rows-spanned="2">
            <text:p>Us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7" table:number-rows-spanned="2">
            <text:p>Washing for Spot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Quench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Incuba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number-columns-repeated="7"/>
          <table:table-cell table:content-validation-name="val37"/>
          <table:table-cell table:style-name="ce328" office:value-type="string" calcext:value-type="string" table:number-columns-spanned="3" table:number-rows-spanned="2">
            <text:p>Surface Substance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manufatur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mmobilization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Analyt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Spotting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ncubation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Quenching Method</text:p>
          </table:table-cell>
          <table:covered-table-cell table:style-name="ce332"/>
          <table:covered-table-cell table:style-name="ce337"/>
          <table:table-cell table:number-columns-repeated="960"/>
        </table:table-row>
        <table:table-row table:style-name="ro2"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table-cell table:number-columns-repeated="7"/>
          <table:table-cell table:content-validation-name="val37"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 table:number-columns-repeated="960"/>
        </table:table-row>
        <table:table-row table:style-name="ro2">
          <table:table-cell table:style-name="ce285"/>
          <table:table-cell table:style-name="ce330"/>
          <table:table-cell table:style-name="ce333" office:value-type="string" calcext:value-type="string">
            <text:p>User Name</text:p>
          </table:table-cell>
          <table:table-cell table:style-name="ce339"/>
          <table:table-cell table:style-name="ce285"/>
          <table:table-cell table:style-name="ce330"/>
          <table:table-cell table:style-name="ce170" office:value-type="string" calcext:value-type="string">
            <text:p>Washing S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Q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I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number-columns-repeated="7"/>
          <table:table-cell table:style-name="ce285" table:content-validation-name="val37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number-columns-repeated="3"/>
          <table:table-cell table:style-name="ce285" table:number-columns-repeated="956"/>
        </table:table-row>
        <table:table-row table:style-name="ro2">
          <table:table-cell/>
          <table:table-cell table:style-name="ce331"/>
          <table:table-cell table:style-name="ce334" office:value-type="string" calcext:value-type="string">
            <text:p>Henry Memczak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S01</text:p>
          </table:table-cell>
          <table:table-cell table:number-columns-repeated="4" table:style-name="ce335" office:value-type="string" calcext:value-type="string">
            <text:p>None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no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I01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 table:number-columns-repeated="9"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Test Spotter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 table:number-columns-repeated="960"/>
        </table:table-row>
        <table:table-row table:style-name="ro25">
          <table:table-cell/>
          <table:table-cell table:style-name="ce331"/>
          <table:table-cell table:style-name="ce335" office:value-type="string" calcext:value-type="string">
            <text:p>Marc Hovestädt</text:p>
          </table:table-cell>
          <table:table-cell table:style-name="ce341"/>
          <table:table-cell/>
          <table:table-cell table:style-name="ce331"/>
          <table:table-cell table:style-name="ce171" office:value-type="string" calcext:value-type="string">
            <text:p>WS03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I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101" table:content-validation-name="val38" office:value-type="string" calcext:value-type="string">
            <text:p>N2</text:p>
          </table:table-cell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 office:value-type="string" calcext:value-type="string">
            <text:p>3D-NHS</text:p>
          </table:table-cell>
          <table:table-cell table:style-name="ce341"/>
          <table:table-cell/>
          <table:table-cell table:style-name="ce331"/>
          <table:table-cell table:style-name="ce343" office:value-type="string" calcext:value-type="string">
            <text:p>PolyAn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Natriumhydrogencarbonat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PBST 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Industrial Spotter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44" office:value-type="string" calcext:value-type="string">
            <text:p><text:span text:style-name="T4">Magermilch</text:span></text:p>
          </table:table-cell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 office:value-type="string" calcext:value-type="string">
            <text:p>Bernhard Ay</text:p>
          </table:table-cell>
          <table:table-cell table:style-name="ce340"/>
          <table:table-cell/>
          <table:table-cell table:style-name="ce331"/>
          <table:table-cell table:style-name="ce171"/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Q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I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5" office:value-type="string" calcext:value-type="string">
            <text:p>Jan Grzegorzewski</text:p>
          </table:table-cell>
          <table:table-cell table:style-name="ce341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4</text:p>
          </table:table-cell>
          <table:table-cell table:style-name="ce335" office:value-type="string" calcext:value-type="string">
            <text:p>H2O Leitung und Becherglas 20x Konjugate 90 min schütteln</text:p>
          </table:table-cell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 office:value-type="string" calcext:value-type="string">
            <text:p>manuell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6" office:value-type="string" calcext:value-type="string">
            <text:p>Bernhard,Marc</text:p>
          </table:table-cell>
          <table:table-cell table:style-name="ce340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17"/>
          <table:table-cell table:number-columns-repeated="7"/>
          <table:table-cell table:content-validation-name="val37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7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5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5"/>
        <table:table-column table:style-name="co109" table:default-cell-style-name="Default"/>
        <table:table-row table:style-name="ro17">
          <table:table-cell table:number-columns-repeated="2"/>
          <table:table-cell table:style-name="ce346" office:value-type="string" calcext:value-type="string">
            <text:p>Supply </text:p>
          </table:table-cell>
          <table:table-cell table:number-columns-repeated="7"/>
          <table:table-cell table:style-name="ce382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7" office:value-type="string" calcext:value-type="string">
            <text:p>virus id</text:p>
          </table:table-cell>
          <table:table-cell table:style-name="ce367" table:number-columns-spanned="10" table:number-rows-spanned="1"/>
          <table:covered-table-cell table:style-name="ce367"/>
          <table:covered-table-cell table:style-name="ce379"/>
          <table:covered-table-cell table:number-columns-repeated="3" table:style-name="ce381"/>
          <table:covered-table-cell table:style-name="ce365"/>
          <table:covered-table-cell table:number-columns-repeated="2" table:style-name="ce383"/>
          <table:covered-table-cell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dye id</text:p>
          </table:table-cell>
          <table:table-cell table:style-name="ce368" table:number-columns-spanned="10" table:number-rows-spanned="1"/>
          <table:covered-table-cell table:style-name="ce367"/>
          <table:covered-table-cell table:style-name="ce380"/>
          <table:covered-table-cell table:number-columns-repeated="7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7" office:value-type="string" calcext:value-type="string">
            <text:p>peptide id</text:p>
          </table:table-cell>
          <table:table-cell table:style-name="ce367" table:number-columns-spanned="10" table:number-rows-spanned="1"/>
          <table:covered-table-cell table:number-columns-repeated="9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microwell plate id 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table:table-row table:style-name="ro17">
          <table:table-cell table:number-columns-repeated="2"/>
          <table:table-cell table:style-name="ce350" office:value-type="string" calcext:value-type="string">
            <text:p>Procedure</text:p>
          </table:table-cell>
          <table:table-cell table:style-name="ce157" table:number-columns-repeated="8"/>
          <table:table-cell table:style-name="ce90"/>
          <table:table-cell table:number-columns-repeated="3"/>
        </table:table-row>
        <table:table-row table:style-name="ro26">
          <table:table-cell table:number-columns-repeated="2"/>
          <table:table-cell table:style-name="ce351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2" office:value-type="string" calcext:value-type="string">
            <text:p>spotting time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yp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temperatur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humidity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 table:number-columns-spanned="1" table:number-rows-spanned="3">
            <text:p>comment</text:p>
          </table:table-cell>
          <table:table-cell table:style-name="ce369" table:number-columns-spanned="10" table:number-rows-spanned="3"/>
          <table:covered-table-cell table:number-columns-repeated="3"/>
          <table:covered-table-cell table:style-name="ce90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4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5" office:value-type="string" calcext:value-type="string">
            <text:p>yes/no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start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fying finishing tim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ty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 table:number-columns-spanned="1" table:number-rows-spanned="3">
            <text:p>comment</text:p>
          </table:table-cell>
          <table:table-cell table:style-name="ce35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8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59" office:value-type="string" calcext:value-type="string">
            <text:p>yes/no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tart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finish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ubstanc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user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 table:number-columns-spanned="1" table:number-rows-spanned="3">
            <text:p>comment</text:p>
          </table:table-cell>
          <table:table-cell table:style-name="ce374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6">
          <table:table-cell table:number-columns-repeated="2"/>
          <table:table-cell table:style-name="ce361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1"/>
          <table:table-cell table:number-columns-repeated="10"/>
        </table:table-row>
        <table:table-row table:style-name="ro2">
          <table:table-cell table:number-columns-repeated="2"/>
          <table:table-cell table:style-name="ce362" office:value-type="string" calcext:value-type="string">
            <text:p>yes/no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washing time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user 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7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64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7"/>
          <table:table-cell table:number-columns-repeated="10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start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finish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type 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user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5:01:04.206303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5H8M46S</meta:editing-duration>
    <meta:editing-cycles>43</meta:editing-cycles>
    <meta:generator>LibreOffice/5.1.6.2$Linux_X86_64 LibreOffice_project/10m0$Build-2</meta:generator>
    <dc:date>2017-06-28T20:18:51.384905727</dc:date>
    <meta:document-statistic meta:table-count="10" meta:cell-count="1437" meta:object-count="0"/>
  </office:meta>
</office:document-meta>
</file>